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98a3d"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85005f"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8f78"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Standard">
      <style:paragraph-properties style:line-height-at-least="0.503cm"/>
      <style:text-properties fo:color="#d4d4d4" loext:opacity="100%" style:font-name="Droid Sans Mono" fo:font-size="10.5pt" fo:font-weight="normal" fo:background-color="#1e1e1e"/>
    </style:style>
    <style:style style:name="P140"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41"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42"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43"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44"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46"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47"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48"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49" style:family="paragraph" style:parent-style-name="Standard">
      <style:paragraph-properties style:line-height-at-least="0.503cm"/>
    </style:style>
    <style:style style:name="P150" style:family="paragraph" style:parent-style-name="Preformatted_20_Text">
      <style:paragraph-properties fo:margin-top="0cm" fo:margin-bottom="0cm" style:contextual-spacing="false" fo:line-height="145%" fo:orphans="2" fo:widows="2" fo:padding="0cm" fo:border="none"/>
    </style:style>
    <style:style style:name="P151"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52"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53" style:family="paragraph" style:parent-style-name="Standard">
      <style:paragraph-properties style:line-height-at-least="0.503cm"/>
      <style:text-properties fo:color="#569cd6" loext:opacity="100%" style:font-name="Droid Sans Mono" fo:font-size="10.5pt" fo:font-weight="normal" fo:background-color="#1e1e1e"/>
    </style:style>
    <style:style style:name="P154" style:family="paragraph" style:parent-style-name="Standard">
      <style:paragraph-properties style:line-height-at-least="0.503cm"/>
      <style:text-properties fo:color="#ce9178" loext:opacity="100%" style:font-name="Droid Sans Mono" fo:font-size="10.5pt" fo:font-weight="normal" fo:background-color="#1e1e1e"/>
    </style:style>
    <style:style style:name="P155" style:family="paragraph" style:parent-style-name="Standard">
      <style:paragraph-properties style:line-height-at-least="0.503cm"/>
      <style:text-properties fo:color="#6a9955" loext:opacity="100%" style:font-name="Droid Sans Mono" fo:font-size="10.5pt" fo:font-weight="normal" fo:background-color="#1e1e1e"/>
    </style:style>
    <style:style style:name="P156"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57"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58"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59" style:family="paragraph" style:parent-style-name="Standard">
      <style:text-properties officeooo:paragraph-rsid="00b5e7ab"/>
    </style:style>
    <style:style style:name="P160" style:family="paragraph" style:parent-style-name="Text_20_body">
      <style:text-properties officeooo:paragraph-rsid="00b5e7ab"/>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62"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6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96846"/>
    </style:style>
    <style:style style:name="P17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b3942"/>
    </style:style>
    <style:style style:name="P17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cd661"/>
    </style:style>
    <style:style style:name="P174" style:family="paragraph" style:parent-style-name="Standard">
      <style:paragraph-properties style:line-height-at-least="0.503cm"/>
      <style:text-properties fo:color="#d4d4d4" loext:opacity="100%" style:font-name="Droid Sans Mono" fo:font-size="10.5pt" fo:font-weight="normal" fo:background-color="#1e1e1e"/>
    </style:style>
    <style:style style:name="P175" style:family="paragraph" style:parent-style-name="Standard">
      <style:paragraph-properties style:line-height-at-least="0.503cm"/>
      <style:text-properties fo:color="#ce9178" loext:opacity="100%" style:font-name="Droid Sans Mono" fo:font-size="10.5pt" fo:font-weight="normal" fo:background-color="#1e1e1e"/>
    </style:style>
    <style:style style:name="P176"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dd1c72"/>
    </style:style>
    <style:style style:name="P182" style:family="paragraph" style:parent-style-name="Text_20_body">
      <style:text-properties officeooo:paragraph-rsid="00dcd661"/>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d1c72" fo:background-color="transparent" loext:char-shading-value="0" style:font-size-asian="10pt" style:font-weight-asian="bold" style:font-size-complex="10pt" style:font-weight-complex="bold" loext:padding="0cm" loext:border="none"/>
    </style:style>
    <style:style style:name="T2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24"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25"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28"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29"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30"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1"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2"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33"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34"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35"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40"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1" style:family="text">
      <style:text-properties fo:font-variant="normal" fo:text-transform="none" fo:color="#24292e" loext:opacity="100%" fo:font-size="12pt" fo:letter-spacing="normal" fo:font-style="normal" fo:font-weight="bold" officeooo:rsid="004324b5" loext:padding="0cm" loext:border="none"/>
    </style:style>
    <style:style style:name="T42"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43"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44"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45" style:family="text">
      <style:text-properties fo:font-variant="normal" fo:text-transform="none" fo:color="#e83e8c" loext:opacity="100%" style:font-name="SFMono-Regular" fo:font-size="9.75pt" fo:letter-spacing="normal" fo:font-style="normal" fo:font-weight="normal" loext:padding="0cm" loext:border="none"/>
    </style:style>
    <style:style style:name="T46"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47" style:family="text">
      <style:text-properties fo:font-variant="normal" fo:text-transform="none" style:font-name="var font-family-monospace" fo:font-size="10.5pt" fo:letter-spacing="normal" fo:font-style="normal" fo:font-weight="normal" loext:padding="0cm" loext:border="none"/>
    </style:style>
    <style:style style:name="T48"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49"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0"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1"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2"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4"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55"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56"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font-weight="normal" officeooo:rsid="00db3942"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fo:font-weight="normal" officeooo:rsid="00dcd661" fo:background-color="transparent" loext:char-shading-value="0" style:font-size-asian="10pt" style:font-weight-asian="normal" style:font-size-complex="10pt" style:font-weight-complex="normal"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fo:font-weight="normal" officeooo:rsid="00dd1c72"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11"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12"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13"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14"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15"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16"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17"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18"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19"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20"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21"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22"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23"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24"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25"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26"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27"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28"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29"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30"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31"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32"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33"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34"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35"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36"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37"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38"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39"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40"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41"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42"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43"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4"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46"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47"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8"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49"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50"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51"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52"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53"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54"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55"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56"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57"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58"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59"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60"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61"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62"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3"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64"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5"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66"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7"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168" style:family="text">
      <style:text-properties style:font-name="var font-family-monospace" fo:font-size="10.5pt" fo:font-weight="normal" loext:padding="0cm" loext:border="none"/>
    </style:style>
    <style:style style:name="T169" style:family="text">
      <style:text-properties style:font-name="var font-family-monospace" fo:font-size="10.5pt" fo:font-weight="normal" style:font-size-asian="10pt" style:font-size-complex="10pt" loext:padding="0cm" loext:border="none"/>
    </style:style>
    <style:style style:name="T170" style:family="text">
      <style:text-properties style:font-name="var font-family-monospace" fo:font-size="10.5pt" fo:font-weight="normal" officeooo:rsid="0047cfd5" style:font-size-asian="10pt" style:font-size-complex="10pt" loext:padding="0cm" loext:border="none"/>
    </style:style>
    <style:style style:name="T171" style:family="text">
      <style:text-properties style:font-name="var font-family-monospace" fo:font-size="10.5pt" fo:font-weight="normal" officeooo:rsid="0053e53b" style:font-size-asian="10pt" style:font-size-complex="10pt" loext:padding="0cm" loext:border="none"/>
    </style:style>
    <style:style style:name="T172" style:family="text">
      <style:text-properties style:font-name="var font-family-monospace" fo:font-size="10.5pt" fo:font-weight="normal" officeooo:rsid="00556418" style:font-size-asian="10pt" style:font-size-complex="10pt" loext:padding="0cm" loext:border="none"/>
    </style:style>
    <style:style style:name="T173" style:family="text">
      <style:text-properties style:font-name="var font-family-monospace" fo:font-size="10.5pt" fo:font-weight="normal" officeooo:rsid="00461d3e" loext:padding="0cm" loext:border="none"/>
    </style:style>
    <style:style style:name="T174" style:family="text">
      <style:text-properties style:font-name="var font-family-monospace" fo:font-size="10.5pt" fo:font-weight="normal" officeooo:rsid="0047cfd5" loext:padding="0cm" loext:border="none"/>
    </style:style>
    <style:style style:name="T175" style:family="text">
      <style:text-properties style:font-name="var font-family-monospace" fo:font-size="10.5pt" style:text-underline-style="none" fo:font-weight="normal" officeooo:rsid="00570f39" loext:padding="0cm" loext:border="none"/>
    </style:style>
    <style:style style:name="T176" style:family="text">
      <style:text-properties style:font-name="var font-family-monospace" fo:font-size="10.5pt" style:text-underline-style="none" fo:font-weight="normal" officeooo:rsid="005f3034" loext:padding="0cm" loext:border="none"/>
    </style:style>
    <style:style style:name="T177" style:family="text">
      <style:text-properties style:font-name="var font-family-monospace" fo:font-size="10.5pt" style:text-underline-style="none" fo:font-weight="normal" officeooo:rsid="0060be90" loext:padding="0cm" loext:border="none"/>
    </style:style>
    <style:style style:name="T178" style:family="text">
      <style:text-properties style:font-name="var font-family-monospace" fo:font-size="10.5pt" style:text-underline-style="none" fo:font-weight="normal" officeooo:rsid="005f3034" style:font-size-asian="10pt" style:font-size-complex="10pt" loext:padding="0cm" loext:border="none"/>
    </style:style>
    <style:style style:name="T179" style:family="text">
      <style:text-properties style:font-name="var font-family-monospace" fo:font-size="10.5pt" style:text-underline-style="none" fo:font-weight="normal" officeooo:rsid="0062dfed" style:font-size-asian="10pt" style:font-size-complex="10pt" loext:padding="0cm" loext:border="none"/>
    </style:style>
    <style:style style:name="T180" style:family="text">
      <style:text-properties style:font-name="var font-family-monospace" fo:font-size="10.5pt" style:text-underline-style="none" fo:font-weight="normal" officeooo:rsid="008e7f9b" style:font-size-asian="10pt" style:font-size-complex="10pt" loext:padding="0cm" loext:border="none"/>
    </style:style>
    <style:style style:name="T181" style:family="text">
      <style:text-properties style:font-name="var font-family-monospace" fo:font-size="10.5pt" style:text-underline-style="none" fo:font-weight="normal" officeooo:rsid="0095d032" style:font-size-asian="10pt" style:font-size-complex="10pt" loext:padding="0cm" loext:border="none"/>
    </style:style>
    <style:style style:name="T182" style:family="text">
      <style:text-properties style:font-name="var font-family-monospace" fo:font-size="10.5pt" style:text-underline-style="none" fo:font-weight="normal" officeooo:rsid="00971d06" style:font-size-asian="10pt" style:font-size-complex="10pt" loext:padding="0cm" loext:border="none"/>
    </style:style>
    <style:style style:name="T183" style:family="text">
      <style:text-properties style:font-name="var font-family-monospace" fo:font-size="10.5pt" style:text-underline-style="none" officeooo:rsid="0062dfed" style:font-size-asian="10pt" style:font-size-complex="10pt" loext:padding="0cm" loext:border="none"/>
    </style:style>
    <style:style style:name="T184" style:family="text">
      <style:text-properties style:font-name="var font-family-monospace" fo:font-size="10.5pt" style:text-underline-style="none" officeooo:rsid="00636ba0" style:font-size-asian="10pt" style:font-size-complex="10pt" loext:padding="0cm" loext:border="none"/>
    </style:style>
    <style:style style:name="T185" style:family="text">
      <style:text-properties style:font-name="var font-family-monospace" fo:font-size="10.5pt" style:text-underline-style="none" officeooo:rsid="0067b1cd" style:font-size-asian="10pt" style:font-size-complex="10pt" loext:padding="0cm" loext:border="none"/>
    </style:style>
    <style:style style:name="T186" style:family="text">
      <style:text-properties style:font-name="var font-family-monospace" fo:font-size="10.5pt" style:text-underline-style="none" officeooo:rsid="005f3034" style:font-size-asian="10pt" style:font-size-complex="10pt" loext:padding="0cm" loext:border="none"/>
    </style:style>
    <style:style style:name="T187" style:family="text">
      <style:text-properties style:font-name="var font-family-monospace" fo:font-size="10.5pt" style:text-underline-style="none" officeooo:rsid="0095d032" style:font-size-asian="10pt" style:font-size-complex="10pt" loext:padding="0cm" loext:border="none"/>
    </style:style>
    <style:style style:name="T188"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189" style:family="text">
      <style:text-properties style:font-name="var font-family-monospace" fo:font-size="10.5pt" officeooo:rsid="0062dfed" style:font-size-asian="10pt" style:font-size-complex="10pt" loext:padding="0cm" loext:border="none"/>
    </style:style>
    <style:style style:name="T190" style:family="text">
      <style:text-properties officeooo:rsid="002eed30"/>
    </style:style>
    <style:style style:name="T191" style:family="text">
      <style:text-properties officeooo:rsid="00305410"/>
    </style:style>
    <style:style style:name="T192" style:family="text">
      <style:text-properties style:text-underline-style="solid" style:text-underline-width="auto" style:text-underline-color="font-color"/>
    </style:style>
    <style:style style:name="T193" style:family="text">
      <style:text-properties fo:color="#c9211e" loext:opacity="100%" style:font-name="apple-system" officeooo:rsid="003c81b2" loext:padding="0cm" loext:border="none"/>
    </style:style>
    <style:style style:name="T194" style:family="text">
      <style:text-properties fo:color="#c9211e" loext:opacity="100%" style:font-name="apple-system" style:text-underline-style="solid" style:text-underline-width="auto" style:text-underline-color="font-color" officeooo:rsid="003c81b2" loext:padding="0cm" loext:border="none"/>
    </style:style>
    <style:style style:name="T195" style:family="text">
      <style:text-properties fo:color="#c9211e" loext:opacity="100%" style:font-name="apple-system" style:text-underline-style="solid" style:text-underline-width="auto" style:text-underline-color="font-color" officeooo:rsid="003eb6f2" loext:padding="0cm" loext:border="none"/>
    </style:style>
    <style:style style:name="T196" style:family="text">
      <style:text-properties fo:color="#c9211e" loext:opacity="100%" style:font-name="apple-system" style:text-underline-style="solid" style:text-underline-width="auto" style:text-underline-color="font-color" officeooo:rsid="00408eb6" loext:padding="0cm" loext:border="none"/>
    </style:style>
    <style:style style:name="T197" style:family="text">
      <style:text-properties fo:color="#c9211e" loext:opacity="100%" style:font-name="apple-system" style:text-underline-style="solid" style:text-underline-width="auto" style:text-underline-color="font-color" officeooo:rsid="004c1fbf" loext:padding="0cm" loext:border="none"/>
    </style:style>
    <style:style style:name="T198" style:family="text">
      <style:text-properties fo:color="#c9211e" loext:opacity="100%" style:font-name="apple-system" style:text-underline-style="none" officeooo:rsid="003c81b2" loext:padding="0cm" loext:border="none"/>
    </style:style>
    <style:style style:name="T199" style:family="text">
      <style:text-properties fo:color="#000000" loext:opacity="100%" officeooo:rsid="0032ad78"/>
    </style:style>
    <style:style style:name="T200" style:family="text">
      <style:text-properties fo:color="#000000" loext:opacity="100%" style:font-name="apple-system" fo:font-weight="normal" officeooo:rsid="00337ce7" style:font-weight-asian="normal" style:font-weight-complex="normal" loext:padding="0cm" loext:border="none"/>
    </style:style>
    <style:style style:name="T201" style:family="text">
      <style:text-properties fo:color="#000000" loext:opacity="100%" style:font-name="apple-system" fo:font-weight="normal" officeooo:rsid="00375fb5" style:font-weight-asian="normal" style:font-weight-complex="normal" loext:padding="0cm" loext:border="none"/>
    </style:style>
    <style:style style:name="T202" style:family="text">
      <style:text-properties fo:color="#000000" loext:opacity="100%" style:font-name="apple-system" fo:font-weight="normal" officeooo:rsid="003c81b2" style:font-weight-asian="normal" style:font-weight-complex="normal" loext:padding="0cm" loext:border="none"/>
    </style:style>
    <style:style style:name="T203" style:family="text">
      <style:text-properties fo:color="#000000" loext:opacity="100%" style:font-name="apple-system" fo:font-weight="normal" officeooo:rsid="003fabd5" style:font-weight-asian="normal" style:font-weight-complex="normal" loext:padding="0cm" loext:border="none"/>
    </style:style>
    <style:style style:name="T204" style:family="text">
      <style:text-properties fo:color="#000000" loext:opacity="100%" style:font-name="apple-system" fo:font-weight="normal" officeooo:rsid="00408eb6" style:font-weight-asian="normal" style:font-weight-complex="normal" loext:padding="0cm" loext:border="none"/>
    </style:style>
    <style:style style:name="T205"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06"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07"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08"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09" style:family="text">
      <style:text-properties fo:color="#000000" loext:opacity="100%" officeooo:rsid="00337ce7" style:font-weight-asian="normal" style:font-weight-complex="normal"/>
    </style:style>
    <style:style style:name="T210"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11"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12" style:family="text">
      <style:text-properties style:font-name="apple-system" fo:background-color="transparent" loext:char-shading-value="0" loext:padding="0cm" loext:border="none"/>
    </style:style>
    <style:style style:name="T213" style:family="text">
      <style:text-properties style:font-name="apple-system" officeooo:rsid="009c94e9" fo:background-color="transparent" loext:char-shading-value="0" loext:padding="0cm" loext:border="none"/>
    </style:style>
    <style:style style:name="T214" style:family="text">
      <style:text-properties style:font-name="apple-system" loext:padding="0cm" loext:border="none"/>
    </style:style>
    <style:style style:name="T215" style:family="text">
      <style:text-properties style:font-name="apple-system" officeooo:rsid="0053e53b" loext:padding="0cm" loext:border="none"/>
    </style:style>
    <style:style style:name="T216" style:family="text">
      <style:text-properties style:font-name="apple-system" style:text-underline-style="none" fo:font-weight="normal" officeooo:rsid="0053e53b" loext:padding="0cm" loext:border="none"/>
    </style:style>
    <style:style style:name="T217" style:family="text">
      <style:text-properties style:font-name="apple-system" style:text-underline-style="none" fo:font-weight="normal" officeooo:rsid="00556418" loext:padding="0cm" loext:border="none"/>
    </style:style>
    <style:style style:name="T218" style:family="text">
      <style:text-properties style:font-name="apple-system" style:text-underline-style="none" fo:font-weight="normal" officeooo:rsid="00570f39" loext:padding="0cm" loext:border="none"/>
    </style:style>
    <style:style style:name="T219" style:family="text">
      <style:text-properties style:font-name="apple-system" style:text-underline-style="none" fo:font-weight="normal" officeooo:rsid="00578f78" loext:padding="0cm" loext:border="none"/>
    </style:style>
    <style:style style:name="T220" style:family="text">
      <style:text-properties style:font-name="apple-system" style:text-underline-style="none" fo:font-weight="normal" officeooo:rsid="005a354f" loext:padding="0cm" loext:border="none"/>
    </style:style>
    <style:style style:name="T221" style:family="text">
      <style:text-properties style:font-name="apple-system" style:text-underline-style="none" fo:font-weight="normal" officeooo:rsid="005adf87" loext:padding="0cm" loext:border="none"/>
    </style:style>
    <style:style style:name="T222" style:family="text">
      <style:text-properties style:font-name="apple-system" style:text-underline-style="none" fo:font-weight="normal" officeooo:rsid="007e2260" loext:padding="0cm" loext:border="none"/>
    </style:style>
    <style:style style:name="T223" style:family="text">
      <style:text-properties style:font-name="apple-system" style:text-underline-style="none" fo:font-weight="normal" officeooo:rsid="007f87d6" loext:padding="0cm" loext:border="none"/>
    </style:style>
    <style:style style:name="T224" style:family="text">
      <style:text-properties style:font-name="apple-system" style:text-underline-style="none" fo:font-weight="normal" officeooo:rsid="00815a55" loext:padding="0cm" loext:border="none"/>
    </style:style>
    <style:style style:name="T225" style:family="text">
      <style:text-properties style:font-name="apple-system" style:text-underline-style="none" fo:font-weight="normal" officeooo:rsid="0082c95a" loext:padding="0cm" loext:border="none"/>
    </style:style>
    <style:style style:name="T226" style:family="text">
      <style:text-properties style:font-name="apple-system" style:text-underline-style="none" fo:font-weight="normal" officeooo:rsid="0085005f" loext:padding="0cm" loext:border="none"/>
    </style:style>
    <style:style style:name="T227" style:family="text">
      <style:text-properties style:font-name="apple-system" style:text-underline-style="none" fo:font-weight="normal" officeooo:rsid="0086ca39" loext:padding="0cm" loext:border="none"/>
    </style:style>
    <style:style style:name="T228" style:family="text">
      <style:text-properties style:font-name="apple-system" style:text-underline-style="none" fo:font-weight="normal" officeooo:rsid="00971d06" fo:background-color="transparent" loext:char-shading-value="0" loext:padding="0cm" loext:border="none"/>
    </style:style>
    <style:style style:name="T229" style:family="text">
      <style:text-properties style:font-name="apple-system" style:text-underline-style="none" fo:font-weight="normal" officeooo:rsid="00979c45" fo:background-color="transparent" loext:char-shading-value="0" loext:padding="0cm" loext:border="none"/>
    </style:style>
    <style:style style:name="T230" style:family="text">
      <style:text-properties style:font-name="apple-system" style:text-underline-style="none" fo:font-weight="normal" officeooo:rsid="00988712" fo:background-color="transparent" loext:char-shading-value="0" loext:padding="0cm" loext:border="none"/>
    </style:style>
    <style:style style:name="T231" style:family="text">
      <style:text-properties style:font-name="apple-system" style:text-underline-style="none" fo:font-weight="normal" officeooo:rsid="009c94e9" fo:background-color="transparent" loext:char-shading-value="0" loext:padding="0cm" loext:border="none"/>
    </style:style>
    <style:style style:name="T232" style:family="text">
      <style:text-properties style:font-name="apple-system" style:text-underline-style="none" fo:font-weight="normal" officeooo:rsid="009f8c0c" fo:background-color="transparent" loext:char-shading-value="0" loext:padding="0cm" loext:border="none"/>
    </style:style>
    <style:style style:name="T233" style:family="text">
      <style:text-properties style:font-name="apple-system" style:text-underline-style="none" fo:font-weight="normal" officeooo:rsid="00a0581b" fo:background-color="transparent" loext:char-shading-value="0" loext:padding="0cm" loext:border="none"/>
    </style:style>
    <style:style style:name="T234" style:family="text">
      <style:text-properties style:font-name="apple-system" style:text-underline-style="none" fo:font-weight="normal" officeooo:rsid="00a12891" fo:background-color="transparent" loext:char-shading-value="0" loext:padding="0cm" loext:border="none"/>
    </style:style>
    <style:style style:name="T235" style:family="text">
      <style:text-properties style:font-name="apple-system" style:text-underline-style="none" fo:font-weight="normal" officeooo:rsid="00a16223" fo:background-color="transparent" loext:char-shading-value="0" loext:padding="0cm" loext:border="none"/>
    </style:style>
    <style:style style:name="T236" style:family="text">
      <style:text-properties style:font-name="apple-system" style:text-underline-style="none" loext:padding="0cm" loext:border="none"/>
    </style:style>
    <style:style style:name="T237" style:family="text">
      <style:text-properties style:font-name="apple-system" officeooo:rsid="00578f78" loext:padding="0cm" loext:border="none"/>
    </style:style>
    <style:style style:name="T238" style:family="text">
      <style:text-properties style:font-name="apple-system" officeooo:rsid="005a354f" loext:padding="0cm" loext:border="none"/>
    </style:style>
    <style:style style:name="T239" style:family="text">
      <style:text-properties style:font-name="apple-system" officeooo:rsid="005adf87" loext:padding="0cm" loext:border="none"/>
    </style:style>
    <style:style style:name="T240" style:family="text">
      <style:text-properties style:font-name="apple-system" officeooo:rsid="005e0cc5" loext:padding="0cm" loext:border="none"/>
    </style:style>
    <style:style style:name="T241" style:family="text">
      <style:text-properties style:font-name="apple-system" officeooo:rsid="005f3034" loext:padding="0cm" loext:border="none"/>
    </style:style>
    <style:style style:name="T242" style:family="text">
      <style:text-properties style:font-name="apple-system" officeooo:rsid="005fbdc5" loext:padding="0cm" loext:border="none"/>
    </style:style>
    <style:style style:name="T243" style:family="text">
      <style:text-properties style:font-name="apple-system" officeooo:rsid="0061853e" loext:padding="0cm" loext:border="none"/>
    </style:style>
    <style:style style:name="T244" style:family="text">
      <style:text-properties style:font-name="apple-system" officeooo:rsid="007e2260" loext:padding="0cm" loext:border="none"/>
    </style:style>
    <style:style style:name="T245" style:family="text">
      <style:text-properties style:font-name="apple-system" officeooo:rsid="0082c95a" loext:padding="0cm" loext:border="none"/>
    </style:style>
    <style:style style:name="T246" style:family="text">
      <style:text-properties style:font-name="apple-system" officeooo:rsid="00885965" loext:padding="0cm" loext:border="none"/>
    </style:style>
    <style:style style:name="T247" style:family="text">
      <style:text-properties style:font-name="apple-system" style:text-underline-style="solid" style:text-underline-width="auto" style:text-underline-color="font-color" officeooo:rsid="004324b5" loext:padding="0cm" loext:border="none"/>
    </style:style>
    <style:style style:name="T248" style:family="text">
      <style:text-properties style:font-name="apple-system" style:text-underline-style="solid" style:text-underline-width="auto" style:text-underline-color="font-color" officeooo:rsid="00578f78" loext:padding="0cm" loext:border="none"/>
    </style:style>
    <style:style style:name="T249" style:family="text">
      <style:text-properties style:font-name="apple-system" style:text-underline-style="solid" style:text-underline-width="auto" style:text-underline-color="font-color" loext:padding="0cm" loext:border="none"/>
    </style:style>
    <style:style style:name="T250" style:family="text">
      <style:text-properties style:font-name="apple-system" style:text-underline-style="solid" style:text-underline-width="auto" style:text-underline-color="font-color" officeooo:rsid="00971d06" loext:padding="0cm" loext:border="none"/>
    </style:style>
    <style:style style:name="T251" style:family="text">
      <style:text-properties officeooo:rsid="003a866f"/>
    </style:style>
    <style:style style:name="T252"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253"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254"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55"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256"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257"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258"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259" style:family="text">
      <style:text-properties fo:color="#569cd6" loext:opacity="100%"/>
    </style:style>
    <style:style style:name="T260"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261"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262"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263"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264"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265" style:family="text">
      <style:text-properties fo:color="#4ec9b0" loext:opacity="100%"/>
    </style:style>
    <style:style style:name="T266"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267"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268"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269" style:family="text">
      <style:text-properties officeooo:rsid="003eb6f2"/>
    </style:style>
    <style:style style:name="T270" style:family="text">
      <style:text-properties officeooo:rsid="004ab0e0"/>
    </style:style>
    <style:style style:name="T271" style:family="text">
      <style:text-properties fo:color="#36464e" loext:opacity="100%" style:font-name="Fira Code" fo:font-size="10.5pt" style:text-underline-style="none" fo:font-weight="normal" officeooo:rsid="00570f39" loext:padding="0cm" loext:border="none"/>
    </style:style>
    <style:style style:name="T272" style:family="text">
      <style:text-properties fo:color="#36464e" loext:opacity="100%" style:font-name="var font-family-monospace" fo:font-size="10.5pt" style:text-underline-style="none" fo:font-weight="normal" officeooo:rsid="00570f39" loext:padding="0cm" loext:border="none"/>
    </style:style>
    <style:style style:name="T273" style:family="text">
      <style:text-properties fo:color="#36464e" loext:opacity="100%" style:font-name="var font-family-monospace" fo:font-size="10.5pt" style:text-underline-style="none" fo:font-weight="normal" officeooo:rsid="005f3034" loext:padding="0cm" loext:border="none"/>
    </style:style>
    <style:style style:name="T274" style:family="text">
      <style:text-properties fo:color="#24292f" loext:opacity="100%" style:font-name="apple-system" fo:font-size="9.75pt" style:text-underline-style="none" fo:font-weight="normal" officeooo:rsid="005a354f" loext:padding="0cm" loext:border="none"/>
    </style:style>
    <style:style style:name="T275" style:family="text">
      <style:text-properties fo:color="#212529" loext:opacity="100%" style:font-name="apple-system1" fo:font-weight="normal"/>
    </style:style>
    <style:style style:name="T276" style:family="text">
      <style:text-properties fo:color="#212529" loext:opacity="100%" style:font-name="apple-system1" fo:font-weight="normal" fo:background-color="transparent" loext:char-shading-value="0"/>
    </style:style>
    <style:style style:name="T277" style:family="text">
      <style:text-properties fo:color="#ce9178" loext:opacity="100%"/>
    </style:style>
    <style:style style:name="T278" style:family="text">
      <style:text-properties fo:color="#ce9178" loext:opacity="100%" officeooo:rsid="009be68b"/>
    </style:style>
    <style:style style:name="T279"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280" style:family="text">
      <style:text-properties fo:color="#9cdcfe" loext:opacity="100%"/>
    </style:style>
    <style:style style:name="T281" style:family="text">
      <style:text-properties fo:color="#9cdcfe" loext:opacity="100%" officeooo:rsid="008ea4d1"/>
    </style:style>
    <style:style style:name="T282"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83" style:family="text">
      <style:text-properties fo:color="#dcdcaa" loext:opacity="100%"/>
    </style:style>
    <style:style style:name="T284" style:family="text">
      <style:text-properties fo:color="#b5cea8" loext:opacity="100%"/>
    </style:style>
    <style:style style:name="T285" style:family="text">
      <style:text-properties fo:color="#6a9955" loext:opacity="100%"/>
    </style:style>
    <style:style style:name="T286" style:family="text">
      <style:text-properties fo:color="#c586c0" loext:opacity="100%"/>
    </style:style>
    <style:style style:name="T287" style:family="text">
      <style:text-properties fo:color="#808080" loext:opacity="100%"/>
    </style:style>
    <style:style style:name="T288" style:family="text">
      <style:text-properties style:font-name="ui-monospace" fo:font-size="9.75pt"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46">http://127.0.0.1:8080/bonjour.php</text:span></text:span><text:span text:style-name="T2"> (adapter le port de connexion si nécessaire).</text:span></text:p>
      <text:p text:style-name="P1">Pour rappel :</text:p>
      <text:list text:style-name="L1">
        <text:list-item>
          <text:p text:style-name="P176"><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45">php -S 127.0.0.1:8080</text:span></text:span><text:span text:style-name="T1"> ; laisser le terminal ouvert tant que le serveur doit tourner)</text:span></text:p>
        </text:list-item>
        <text:list-item>
          <text:p text:style-name="P176"><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45">www</text:span></text:span><text:span text:style-name="T1"> de votre outil de développement locale, par ex: </text:span><text:a xlink:type="simple" xlink:href="../../../../../C:/laragon/www" text:style-name="Internet_20_link" text:visited-style-name="Visited_20_Internet_20_Link"><text:span text:style-name="Source_20_Text"><text:span text:style-name="T45">C:/laragon/www</text:span></text:span></text:a><text:span text:style-name="T1">.</text:span></text:p>
        </text:list-item>
      </text:list>
      <text:p text:style-name="P2"/>
      <text:p text:style-name="P4">Ou, utiliser le site PHP Sandbox</text:p>
      <text:p text:style-name="P4"/>
      <text:p text:style-name="P5"><text:span text:style-name="Source_20_Text"><text:span text:style-name="T210">Fichier contenant les erreurs de PHP : </text:span></text:span><text:span text:style-name="Source_20_Text"><text:span text:style-name="T211">'C:/&lt;repertoire_logs&gt;/php_error.log'</text:span></text:span></text:p>
      <text:p text:style-name="P4"/>
      <text:p text:style-name="P4"/>
      <text:p text:style-name="P39">La fonction dd() : Dump &amp; Die</text:p>
      <text:p text:style-name="P39"/>
      <text:p text:style-name="P39"><text:span text:style-name="T275">Elle permet d'afficher du texte à l'écra</text:span><text:span text:style-name="T276">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190">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191">Pour arrêter le serveur </text:span>entrer : </text:p>
      <text:p text:style-name="P17">ctrl + c</text:p>
      <text:p text:style-name="P6"/>
      <text:p text:style-name="P9"/>
      <text:p text:style-name="P6"/>
      <text:p text:style-name="P6"/>
      <text:p text:style-name="P6"/>
      <text:p text:style-name="P77">SYMFONY LOCAL WEB SERVER</text:p>
      <text:p text:style-name="P20"/>
      <text:p text:style-name="P91"><text:span text:style-name="T3">Commencer par installer <text:s/></text:span><text:span text:style-name="Source_20_Text"><text:span text:style-name="T47">symfony server:ca:install <text:s/></text:span></text:span><text:span text:style-name="Source_20_Text"><text:span text:style-name="T113">(pour la 1ère fois, dans un terminal)</text:span></text:span></text:p>
      <text:p text:style-name="P12"/>
      <text:p text:style-name="P7">- Ecrire dans le terminal du dossier global du projet :</text:p>
      <text:p text:style-name="P15">symfony serve <text:s text:c="2"/><text:span text:style-name="T270">(et </text:span><text:span text:style-name="T191">symfony server:s</text:span><text:span text:style-name="T270">tatus pour connaître l’état du serveur)</text:span></text:p>
      <text:p text:style-name="P7"/>
      <text:p text:style-name="P8">- Ecrire dans le terminal du dossier global du projet, <text:span text:style-name="T190">pour faire tourner le serveur en arrière plan (et pouvoir continuer à entrer des commandes via le terminal)</text:span> :</text:p>
      <text:p text:style-name="P14">symfony serve -<text:span text:style-name="T190">d</text:span></text:p>
      <text:p text:style-name="P13"/>
      <text:p text:style-name="P13"/>
      <text:p text:style-name="P8">→ Et dans le navigateur entrer : </text:p>
      <text:p text:style-name="P8">localhost:8000</text:p>
      <text:p text:style-name="P8"/>
      <text:p text:style-name="P9">→ <text:span text:style-name="T191">Pour arrêter le serveur </text:span>entrer : </text:p>
      <text:p text:style-name="P16">symfony server:stop</text:p>
      <text:p text:style-name="P16"/>
      <text:p text:style-name="P16"/>
      <text:p text:style-name="P47"><text:soft-page-break/>CRÉER UN NOUVEAU PROJET SYMFONY :</text:p>
      <text:p text:style-name="P32"/>
      <text:p text:style-name="P31"><text:span text:style-name="Source_20_Text"><text:span text:style-name="T169">composer create-project symfony/website-skeleton monProjet v5.4.*</text:span></text:span></text:p>
      <text:p text:style-name="P31"><text:span text:style-name="Source_20_Text"><text:span text:style-name="T168"/></text:span></text:p>
      <text:p text:style-name="P33"><text:span text:style-name="Source_20_Text"><text:span text:style-name="T168">composer create-project symfony/skeleton </text:span></text:span><text:span text:style-name="Source_20_Text"><text:span text:style-name="T173">myProject <text:s/></text:span></text:span></text:p>
      <text:p text:style-name="P33"><text:span text:style-name="Source_20_Text"><text:span text:style-name="T173"/></text:span></text:p>
      <text:p text:style-name="P33"><text:span text:style-name="Source_20_Text"><text:span text:style-name="T174">OU <text:s/></text:span></text:span></text:p>
      <text:p text:style-name="P33"><text:span text:style-name="Source_20_Text"><text:span text:style-name="T170"/></text:span></text:p>
      <text:p text:style-name="P33"><text:span text:style-name="Source_20_Text"><text:span text:style-name="T169">symfony new </text:span></text:span><text:span text:style-name="Source_20_Text"><text:span text:style-name="T170">myProject</text:span></text:span></text:p>
      <text:p text:style-name="P33"><text:span text:style-name="Source_20_Text"><text:span text:style-name="T170"/></text:span></text:p>
      <text:p text:style-name="P33"><text:span text:style-name="Source_20_Text"><text:span text:style-name="T169">symfony new </text:span></text:span><text:span text:style-name="Source_20_Text"><text:span text:style-name="T170">myProject --</text:span></text:span><text:span text:style-name="Source_20_Text"><text:span text:style-name="T171">webapp <text:s/>(ou --full <text:s text:c="4"/>→ <text:s/></text:span></text:span><text:span text:style-name="Source_20_Text"><text:span text:style-name="T172">Ancienne méthode</text:span></text:span><text:span text:style-name="Source_20_Text"><text:span text:style-name="T171">) </text:span></text:span></text:p>
      <text:p text:style-name="P31"><text:span text:style-name="Source_20_Text"><text:span text:style-name="T173"/></text:span></text:p>
      <text:p text:style-name="P31"><text:span text:style-name="Source_20_Text"><text:span text:style-name="T168"/></text:span></text:p>
      <text:p text:style-name="P99"><text:span text:style-name="Source_20_Text"><text:span text:style-name="Strong_20_Emphasis"><text:span text:style-name="T41">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2"><text:span text:style-name="Source_20_Text"><text:span text:style-name="T214">C</text:span></text:span><text:span text:style-name="Source_20_Text"><text:span text:style-name="T245">ONNEXION BDD (avec un fichier .env.dev.local)</text:span></text:span><text:span text:style-name="Source_20_Text"><text:span text:style-name="T214"> :</text:span></text:span></text:p>
      <text:p text:style-name="P62"><text:span text:style-name="Source_20_Text"><text:span text:style-name="T9"/></text:span></text:p>
      <text:p text:style-name="P62"><text:span text:style-name="Source_20_Text"><text:span text:style-name="T225">Créer un fichier .env.dev.local à la racine (afin de ne pas envoyé les mdp et identifiants à la BDD sur git)</text:span></text:span></text:p>
      <text:p text:style-name="P62"><text:span text:style-name="Source_20_Text"><text:span text:style-name="T225"/></text:span></text:p>
      <text:p text:style-name="P97"><text:span text:style-name="Source_20_Text"><text:span text:style-name="T24">Et ajouter la ligne :</text:span></text:span></text:p>
      <text:p text:style-name="P95"><text:span text:style-name="Source_20_Text"><text:span text:style-name="T50"/></text:span></text:p>
      <text:p text:style-name="P95"><text:span text:style-name="Source_20_Text"><text:span text:style-name="T49">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49">:3306/db_name?serverVersion=mariadb-10.3.34&amp;charset=utf8mb4"</text:span></text:span></text:p>
      <text:p text:style-name="P95"><text:span text:style-name="Source_20_Text"><text:span text:style-name="T49"/></text:span></text:p>
      <text:p text:style-name="P97"><text:span text:style-name="Source_20_Text"><text:span text:style-name="T25">(Ligne de connexion à la BDD)</text:span></text:span></text:p>
      <text:p text:style-name="P95"><text:span text:style-name="Source_20_Text"><text:span text:style-name="T49"/></text:span></text:p>
      <text:p text:style-name="P95"><text:span text:style-name="Source_20_Text"><text:span text:style-name="T49">En changeant : <text:s/></text:span></text:span></text:p>
      <text:p text:style-name="P95"><text:span text:style-name="Source_20_Text"><text:span text:style-name="T49"/></text:span></text:p>
      <text:p text:style-name="P95"><text:span text:style-name="Source_20_Text"><text:span text:style-name="T49">- db_user</text:span></text:span></text:p>
      <text:p text:style-name="P95"><text:span text:style-name="Source_20_Text"><text:span text:style-name="T49">- db_password</text:span></text:span></text:p>
      <text:p text:style-name="P98"><text:span text:style-name="Source_20_Text"><text:span text:style-name="T49">- db_name</text:span></text:span></text:p>
      <text:p text:style-name="P95"><text:span text:style-name="Source_20_Text"><text:span text:style-name="T49">- mariadb-10.3.34 (si le SGBD n’est pas MariaDB ou la version installée n’est pas la 10.3.34)</text:span></text:span></text:p>
      <text:p text:style-name="P95"><text:span text:style-name="Source_20_Text"><text:span text:style-name="T49"/></text:span></text:p>
      <text:p text:style-name="P95"><text:span text:style-name="Source_20_Text"><text:span text:style-name="T49">Pour voir la version de MariaDB, aller dans phpmyadmin (ou autre outil utilisé comme Dbeaver…), et entrer : </text:span></text:span><text:span text:style-name="Source_20_Text"><text:span text:style-name="T133">SELECT @@version</text:span></text:span></text:p>
      <text:p text:style-name="P95"><text:span text:style-name="Source_20_Text"><text:span text:style-name="T133"/></text:span></text:p>
      <text:p text:style-name="P95"><text:span text:style-name="Source_20_Text"><text:span text:style-name="T133">Ici, cela donne :</text:span></text:span></text:p>
      <text:p text:style-name="P95"><text:span text:style-name="Source_20_Text"><text:span text:style-name="T133"/></text:span></text:p>
      <text:p text:style-name="P96"><text:span text:style-name="Source_20_Text"><text:span text:style-name="T134">DATABASE_URL</text:span></text:span><text:span text:style-name="Source_20_Text"><text:span text:style-name="T125">=</text:span></text:span><text:span text:style-name="Source_20_Text"><text:span text:style-name="T141">"mysql://admin:Afpa1234@127.0.0.1:3306/</text:span></text:span><text:span text:style-name="Source_20_Text"><text:span text:style-name="T142">symrecipe</text:span></text:span><text:span text:style-name="Source_20_Text"><text:span text:style-name="T141">?serverVersion=mariadb-10.6.12&amp;charset=utf8mb4"</text:span></text:span></text:p>
      <text:p text:style-name="P48"><text:span text:style-name="Source_20_Text"><text:span text:style-name="T214"/></text:span></text:p>
      <text:p text:style-name="P48"><text:span text:style-name="Source_20_Text"><text:span text:style-name="T214"/></text:span></text:p>
      <text:p text:style-name="P48"><text:span text:style-name="Source_20_Text"><text:span text:style-name="T214"/></text:span></text:p>
      <text:p text:style-name="P49"><text:span text:style-name="Source_20_Text"><text:span text:style-name="T214">CRÉER UN NOUVEAU </text:span></text:span><text:span text:style-name="Source_20_Text"><text:span text:style-name="T215">CONTROLLER</text:span></text:span><text:span text:style-name="Source_20_Text"><text:span text:style-name="T214"> :</text:span></text:span></text:p>
      <text:p text:style-name="P48"><text:span text:style-name="Source_20_Text"><text:span text:style-name="T9"/></text:span></text:p>
      <text:p text:style-name="P48"><text:span text:style-name="Source_20_Text"><text:span text:style-name="T216">symfony console make:controller</text:span></text:span></text:p>
      <text:p text:style-name="P48"><text:span text:style-name="Source_20_Text"><text:span text:style-name="T216"/></text:span></text:p>
      <text:p text:style-name="P50"><text:span text:style-name="Source_20_Text"><text:span text:style-name="T217">OU </text:span></text:span></text:p>
      <text:p text:style-name="P50"><text:span text:style-name="Source_20_Text"><text:span text:style-name="T217"/></text:span></text:p>
      <text:p text:style-name="P87"><text:span text:style-name="Source_20_Text"><text:span text:style-name="T236">php bin/console make:controller NomDuController</text:span></text:span></text:p>
      <text:p text:style-name="P48"><text:span text:style-name="Source_20_Text"><text:span text:style-name="T216"/></text:span></text:p>
      <text:p text:style-name="P50"><text:span text:style-name="Source_20_Text"><text:span text:style-name="T217">(Convention pour les noms des controllers : écrire le nom en commençant par une Majuscule, suivit de Controller sans espace et avec une Majuscule également → exemple : NomController)</text:span></text:span></text:p>
      <text:p text:style-name="P50"><text:span text:style-name="Source_20_Text"><text:span text:style-name="T217"/></text:span></text:p>
      <text:p text:style-name="P50"><text:span text:style-name="Source_20_Text"><text:span text:style-name="T217"/></text:span></text:p>
      <text:p text:style-name="P51"><text:span text:style-name="Source_20_Text"><text:span text:style-name="T214">CRÉER UN</text:span></text:span><text:span text:style-name="Source_20_Text"><text:span text:style-name="T237">E NOUVELLE BASE DE DONNÉES</text:span></text:span><text:span text:style-name="Source_20_Text"><text:span text:style-name="T214"> :</text:span></text:span></text:p>
      <text:p text:style-name="P50"><text:span text:style-name="Source_20_Text"><text:span text:style-name="T217"/></text:span></text:p>
      <text:p text:style-name="P50"><text:span text:style-name="Source_20_Text"><text:span text:style-name="T217">php bin/console doctrine:database:create</text:span></text:span></text:p>
      <text:p text:style-name="P51"><text:span text:style-name="Source_20_Text"><text:span text:style-name="T218">(ou, <text:s/></text:span></text:span><text:span text:style-name="Source_20_Text"><text:span text:style-name="T217">php bin/console d:d:c</text:span></text:span><text:span text:style-name="Source_20_Text"><text:span text:style-name="T218">)</text:span></text:span></text:p>
      <text:p text:style-name="P51"><text:span text:style-name="Source_20_Text"><text:span text:style-name="T218"/></text:span></text:p>
      <text:p text:style-name="P51"><text:span text:style-name="Source_20_Text"><text:span text:style-name="T218"/></text:span></text:p>
      <text:p text:style-name="P59"><text:span text:style-name="Source_20_Text"><text:span text:style-name="T244">SUPPRIMER</text:span></text:span><text:span text:style-name="Source_20_Text"><text:span text:style-name="T214"> UN</text:span></text:span><text:span text:style-name="Source_20_Text"><text:span text:style-name="T244">E</text:span></text:span><text:span text:style-name="Source_20_Text"><text:span text:style-name="T237"> BASE DE DONNÉES</text:span></text:span><text:span text:style-name="Source_20_Text"><text:span text:style-name="T214"> :</text:span></text:span></text:p>
      <text:p text:style-name="P59"><text:span text:style-name="Source_20_Text"><text:span text:style-name="T217"/></text:span></text:p>
      <text:p text:style-name="P59"><text:span text:style-name="Source_20_Text"><text:span text:style-name="T217">php bin/console doctrine:database:</text:span></text:span><text:span text:style-name="Source_20_Text"><text:span text:style-name="T222">drop --force</text:span></text:span></text:p>
      <text:p text:style-name="P59"><text:span text:style-name="Source_20_Text"><text:span text:style-name="T218">(ou, <text:s/></text:span></text:span><text:span text:style-name="Source_20_Text"><text:span text:style-name="T217">php bin/console d:d:</text:span></text:span><text:span text:style-name="Source_20_Text"><text:span text:style-name="T222">d --force</text:span></text:span><text:span text:style-name="Source_20_Text"><text:span text:style-name="T218">)</text:span></text:span></text:p>
      <text:p text:style-name="P51"><text:span text:style-name="Source_20_Text"><text:span text:style-name="T218"/></text:span></text:p>
      <text:p text:style-name="P51"><text:span text:style-name="Source_20_Text"><text:span text:style-name="T218"/></text:span></text:p>
      <text:p text:style-name="P52"><text:span text:style-name="Source_20_Text"><text:span text:style-name="T214">CRÉER UN</text:span></text:span><text:span text:style-name="Source_20_Text"><text:span text:style-name="T237">E NOUVELLE ENTITÉ</text:span></text:span><text:span text:style-name="Source_20_Text"><text:span text:style-name="T214"> :</text:span></text:span></text:p>
      <text:p text:style-name="P51"><text:span text:style-name="Source_20_Text"><text:span text:style-name="T218"/></text:span></text:p>
      <text:p text:style-name="P51"><text:span text:style-name="Source_20_Text"><text:span text:style-name="T218">php bin/console make:entity</text:span></text:span></text:p>
      <text:p text:style-name="P52"><text:span text:style-name="Source_20_Text"><text:span text:style-name="T218">(ou, <text:s/></text:span></text:span><text:span text:style-name="Source_20_Text"><text:span text:style-name="T217">php bin/console </text:span></text:span><text:span text:style-name="Source_20_Text"><text:span text:style-name="T219">m</text:span></text:span><text:span text:style-name="Source_20_Text"><text:span text:style-name="T217">:</text:span></text:span><text:span text:style-name="Source_20_Text"><text:span text:style-name="T219">e</text:span></text:span><text:span text:style-name="Source_20_Text"><text:span text:style-name="T217"> </text:span></text:span><text:span text:style-name="Source_20_Text"><text:span text:style-name="T218">)</text:span></text:span></text:p>
      <text:p text:style-name="P52"><text:span text:style-name="Source_20_Text"><text:span text:style-name="T218"/></text:span></text:p>
      <text:p text:style-name="P37"><text:span text:style-name="Source_20_Text"><text:span text:style-name="T218">+ Entrer les attributs de la class en répondant aux questions de Symfony</text:span></text:span></text:p>
      <text:p text:style-name="P37"><text:span text:style-name="Source_20_Text"><text:span text:style-name="T218">- </text:span></text:span><text:span text:style-name="Source_20_Text"><text:span text:style-name="T226">Nom de la class (ex : Ingredient)</text:span></text:span></text:p>
      <text:p text:style-name="P37"><text:span text:style-name="Source_20_Text"><text:span text:style-name="T226">- Nom de la propriété / attribut (ex: Name)</text:span></text:span></text:p>
      <text:p text:style-name="P37"><text:span text:style-name="Source_20_Text"><text:span text:style-name="T226">- Type de la propriété (ex : String) (String par défaut, faire Entrée si OK), entrer « ? » pour voir tous les types disponibles</text:span></text:span></text:p>
      <text:p text:style-name="P37"><text:span text:style-name="Source_20_Text"><text:span text:style-name="T218">- </text:span></text:span><text:span text:style-name="Source_20_Text"><text:span text:style-name="T226">Longueur de la propriété (ex : 255) (255 par défaut, faire Entrée si OK)</text:span></text:span></text:p>
      <text:p text:style-name="P37"><text:span text:style-name="Source_20_Text"><text:span text:style-name="T226">- Nullable (ex : no) (no par défaut, faire Entrée si OK)</text:span></text:span></text:p>
      <text:p text:style-name="P37"><text:span text:style-name="Source_20_Text"><text:span text:style-name="T218"/></text:span></text:p>
      <text:p text:style-name="P38"><text:span text:style-name="Source_20_Text"><text:span text:style-name="T226">+ Faire ça pour tous les attributs/</text:span></text:span><text:span text:style-name="Source_20_Text"><text:span text:style-name="T227">propriétés de la class</text:span></text:span></text:p>
      <text:p text:style-name="P38"><text:span text:style-name="Source_20_Text"><text:span text:style-name="T226"/></text:span></text:p>
      <text:p text:style-name="P38"><text:span text:style-name="Source_20_Text"><text:span text:style-name="T218">+ Appuyer sur « Entrée » quand tous les attributs sont renseignés</text:span></text:span></text:p>
      <text:p text:style-name="P38"><text:span text:style-name="Source_20_Text"><text:span text:style-name="T218"/></text:span></text:p>
      <text:p text:style-name="P67"><text:span text:style-name="Source_20_Text"><text:span text:style-name="T214">COMPLÉTER UN</text:span></text:span><text:span text:style-name="Source_20_Text"><text:span text:style-name="T237">E ENTITÉ</text:span></text:span><text:span text:style-name="Source_20_Text"><text:span text:style-name="T214"> :</text:span></text:span></text:p>
      <text:p text:style-name="P68"><text:span text:style-name="Source_20_Text"><text:span text:style-name="T247"/></text:span></text:p>
      <text:p text:style-name="P68"><text:span text:style-name="Source_20_Text"><text:span text:style-name="T228">php bin/console make :entity « NomDeLentité »</text:span></text:span></text:p>
      <text:p text:style-name="P68"><text:span text:style-name="Source_20_Text"><text:span text:style-name="T228"/></text:span></text:p>
      <text:p text:style-name="P70"><text:span text:style-name="Source_20_Text"><text:span text:style-name="T228">exemple : php bin/console make :entity User (pour un utilisateur) </text:span></text:span><text:span text:style-name="Source_20_Text"><text:span text:style-name="T229">(première propriété entrée dans le Tuto SymRecipe)</text:span></text:span></text:p>
      <text:p text:style-name="P68"><text:span text:style-name="Source_20_Text"><text:span text:style-name="T228"/></text:span></text:p>
      <text:p text:style-name="P70"><text:span text:style-name="Source_20_Text"><text:span text:style-name="T229">+</text:span></text:span></text:p>
      <text:p text:style-name="P70"><text:span text:style-name="Source_20_Text"><text:span text:style-name="T229"/></text:span></text:p>
      <text:p text:style-name="P70"><text:span text:style-name="Source_20_Text"><text:span text:style-name="T229">Symfony nous informe que l’entité existe déjà et nous propose d’ajouter une propriété :</text:span></text:span></text:p>
      <text:p text:style-name="P70"><text:span text:style-name="Source_20_Text"><text:span text:style-name="T229"/></text:span></text:p>
      <text:p text:style-name="P70"><text:span text:style-name="Source_20_Text"><text:span text:style-name="T229">exemple : fullName</text:span></text:span></text:p>
      <text:p text:style-name="P70"><text:span text:style-name="Source_20_Text"><text:span text:style-name="T229"/></text:span></text:p>
      <text:p text:style-name="P70"><text:span text:style-name="Source_20_Text"><text:span text:style-name="T229">+ </text:span></text:span></text:p>
      <text:p text:style-name="P70"><text:span text:style-name="Source_20_Text"><text:span text:style-name="T229"/></text:span></text:p>
      <text:p text:style-name="P34"><text:span text:style-name="Source_20_Text"><text:span text:style-name="T229">Type de propriété (exemple : string)</text:span></text:span></text:p>
      <text:p text:style-name="P34"><text:span text:style-name="Source_20_Text"><text:span text:style-name="T229"/></text:span></text:p>
      <text:p text:style-name="P34"><text:span text:style-name="Source_20_Text"><text:span text:style-name="T229">+</text:span></text:span></text:p>
      <text:p text:style-name="P34"><text:span text:style-name="Source_20_Text"><text:span text:style-name="T229"/></text:span></text:p>
      <text:p text:style-name="P34"><text:span text:style-name="Source_20_Text"><text:span text:style-name="T229">Taille (Défaut : 255) : Exemple : 50</text:span></text:span></text:p>
      <text:p text:style-name="P34"><text:span text:style-name="Source_20_Text"><text:span text:style-name="T229"/></text:span></text:p>
      <text:p text:style-name="P34"><text:span text:style-name="Source_20_Text"><text:span text:style-name="T229">+</text:span></text:span></text:p>
      <text:p text:style-name="P34"><text:span text:style-name="Source_20_Text"><text:span text:style-name="T229"/></text:span></text:p>
      <text:p text:style-name="P34"><text:span text:style-name="Source_20_Text"><text:span text:style-name="T229">Nullable ? (Défaut : No)</text:span></text:span></text:p>
      <text:p text:style-name="P34"><text:span text:style-name="Source_20_Text"><text:span text:style-name="T229"/></text:span></text:p>
      <text:p text:style-name="P34"><text:span text:style-name="Source_20_Text"><text:span text:style-name="T229"/></text:span></text:p>
      <text:p text:style-name="P34"><text:span text:style-name="Source_20_Text"><text:span text:style-name="T229"/></text:span></text:p>
      <text:p text:style-name="P34"><text:span text:style-name="Source_20_Text"><text:span text:style-name="T229">Exemple autre propriété (deuxième propriété entrée dans le Tuto SymRecipe) : Pseudo → string → 50 → Yes</text:span></text:span></text:p>
      <text:p text:style-name="P34"><text:span text:style-name="Source_20_Text"><text:span text:style-name="T229"/></text:span></text:p>
      <text:p text:style-name="P35"><text:span text:style-name="Source_20_Text"><text:span text:style-name="T229">Exemple autre propriété (</text:span></text:span><text:span text:style-name="Source_20_Text"><text:span text:style-name="T230">troisième</text:span></text:span><text:span text:style-name="Source_20_Text"><text:span text:style-name="T229"> propriété entrée dans le Tuto SymRecipe) : </text:span></text:span><text:span text:style-name="Source_20_Text"><text:span text:style-name="T230">createdAt</text:span></text:span><text:span text:style-name="Source_20_Text"><text:span text:style-name="T229"> → </text:span></text:span><text:span text:style-name="Source_20_Text"><text:span text:style-name="T230">datetime_immutable</text:span></text:span><text:span text:style-name="Source_20_Text"><text:span text:style-name="T229"> → </text:span></text:span><text:span text:style-name="Source_20_Text"><text:span text:style-name="T230">No</text:span></text:span></text:p>
      <text:p text:style-name="P34"><text:span text:style-name="Source_20_Text"><text:span text:style-name="T229"/></text:span></text:p>
      <text:p text:style-name="P34"><text:span text:style-name="Source_20_Text"><text:span text:style-name="T229"/></text:span></text:p>
      <text:p text:style-name="P34"><text:span text:style-name="Source_20_Text"><text:span text:style-name="T249">CRÉER UN</text:span></text:span><text:span text:style-name="Source_20_Text"><text:span text:style-name="T248"> </text:span></text:span><text:span text:style-name="Source_20_Text"><text:span text:style-name="T250">UTILISATEUR </text:span></text:span><text:span text:style-name="Source_20_Text"><text:span text:style-name="T249">:</text:span></text:span></text:p>
      <text:p text:style-name="P68"><text:span text:style-name="Source_20_Text"><text:span text:style-name="T214"/></text:span></text:p>
      <text:p text:style-name="P68"><text:span text:style-name="Source_20_Text"><text:span text:style-name="T228">php bin/console make :user</text:span></text:span></text:p>
      <text:p text:style-name="P68"><text:span text:style-name="Source_20_Text"><text:span text:style-name="T228"/></text:span></text:p>
      <text:p text:style-name="P68"><text:span text:style-name="Source_20_Text"><text:span text:style-name="T228">+</text:span></text:span></text:p>
      <text:p text:style-name="P68"><text:span text:style-name="Source_20_Text"><text:span text:style-name="T228"/></text:span></text:p>
      <text:p text:style-name="P68"><text:span text:style-name="Source_20_Text"><text:span text:style-name="T228">Nom du profil utilisateur (Défaut User)</text:span></text:span></text:p>
      <text:p text:style-name="P68"><text:span text:style-name="Source_20_Text"><text:span text:style-name="T228"/></text:span></text:p>
      <text:p text:style-name="P68"><text:span text:style-name="Source_20_Text"><text:span text:style-name="T228">+</text:span></text:span></text:p>
      <text:p text:style-name="P68"><text:span text:style-name="Source_20_Text"><text:span text:style-name="T228"/></text:span></text:p>
      <text:p text:style-name="P68"><text:soft-page-break/><text:span text:style-name="Source_20_Text"><text:span text:style-name="T228">Stocker les données utilisateurs dans la BDD ? (Défaut Yes)</text:span></text:span></text:p>
      <text:p text:style-name="P68"><text:span text:style-name="Source_20_Text"><text:span text:style-name="T228"/></text:span></text:p>
      <text:p text:style-name="P68"><text:span text:style-name="Source_20_Text"><text:span text:style-name="T228">+</text:span></text:span></text:p>
      <text:p text:style-name="P68"><text:span text:style-name="Source_20_Text"><text:span text:style-name="T228"/></text:span></text:p>
      <text:p text:style-name="P68"><text:span text:style-name="Source_20_Text"><text:span text:style-name="T228"><text:s/>Propriété du nom (qui sera afficher en public comme nom utilisateur, exemples : email, username (pseudo)) ? (Défaut email)</text:span></text:span></text:p>
      <text:p text:style-name="P68"><text:span text:style-name="Source_20_Text"><text:span text:style-name="T228"/></text:span></text:p>
      <text:p text:style-name="P68"><text:span text:style-name="Source_20_Text"><text:span text:style-name="T228">+</text:span></text:span></text:p>
      <text:p text:style-name="P68"><text:span text:style-name="Source_20_Text"><text:span text:style-name="T228"/></text:span></text:p>
      <text:p text:style-name="P68"><text:span text:style-name="Source_20_Text"><text:span text:style-name="T228">Hashage des mdp ? (Défaut Yes)</text:span></text:span></text:p>
      <text:p text:style-name="P68"><text:span text:style-name="Source_20_Text"><text:span text:style-name="T228"/></text:span></text:p>
      <text:p text:style-name="P68"><text:span text:style-name="Source_20_Text"><text:span text:style-name="T228"/></text:span></text:p>
      <text:p text:style-name="P68"><text:span text:style-name="Source_20_Text"><text:span text:style-name="T228"/></text:span></text:p>
      <text:p text:style-name="P36"><text:span text:style-name="Source_20_Text"><text:span text:style-name="T213">security.yaml </text:span></text:span><text:span text:style-name="Source_20_Text"><text:span text:style-name="T212">:</text:span></text:span></text:p>
      <text:p text:style-name="P68"><text:span text:style-name="Source_20_Text"><text:span text:style-name="T228"/></text:span></text:p>
      <text:p text:style-name="P36"><text:span text:style-name="Source_20_Text"><text:span text:style-name="T231">Vérifier qu’il y ait :</text:span></text:span></text:p>
      <text:p text:style-name="P66"><text:span text:style-name="Source_20_Text"><text:span text:style-name="T262">providers</text:span></text:span><text:span text:style-name="Source_20_Text"><text:span text:style-name="T255">:</text:span></text:span></text:p>
      <text:p text:style-name="P155"><text:tab/># used to reload user from session &amp; other features (e.g. switch_user)</text:p>
      <text:p text:style-name="P139"><text:span text:style-name="T259"><text:tab/>app_user_provider</text:span>:</text:p>
      <text:p text:style-name="P139"><text:span text:style-name="T259"><text:tab/><text:tab/>entity</text:span>:</text:p>
      <text:p text:style-name="P139"><text:span text:style-name="T259"><text:tab/><text:tab/><text:tab/>class</text:span>: <text:span text:style-name="T277">App\Entity\User</text:span></text:p>
      <text:p text:style-name="P139"><text:span text:style-name="T259"><text:tab/><text:tab/><text:tab/>property</text:span>: <text:span text:style-name="T277">email</text:span></text:p>
      <text:p text:style-name="P139"/>
      <text:p text:style-name="P141"><text:span text:style-name="Source_20_Text"><text:span text:style-name="T26">Le provider sert à trouver un utilisateur dans la BDD à l’aide d’une propriété, ici <text:s/>son email</text:span></text:span></text:p>
      <text:p text:style-name="P141"><text:span text:style-name="Source_20_Text"><text:span text:style-name="T26"/></text:span></text:p>
      <text:p text:style-name="P142"><text:span text:style-name="Source_20_Text"><text:span text:style-name="T27">et ajouter, dans la partie « firewalls → main » sous « provider : »</text:span></text:span></text:p>
      <text:p text:style-name="P142"><text:span text:style-name="Source_20_Text"><text:span text:style-name="T27"/></text:span></text:p>
      <text:p text:style-name="P142"><text:span text:style-name="Source_20_Text"><text:span text:style-name="T132">form_login</text:span></text:span><text:span text:style-name="Source_20_Text"><text:span text:style-name="T150">:</text:span></text:span></text:p>
      <text:p text:style-name="P139"><text:span text:style-name="T259"><text:tab/>login_path</text:span>: <text:span text:style-name="T277">security.login</text:span></text:p>
      <text:p text:style-name="P139"><text:span text:style-name="T259"><text:tab/>check-path</text:span>: <text:span text:style-name="T277">security.login</text:span></text:p>
      <text:p text:style-name="P139"><text:span text:style-name="T259">logout</text:span>:</text:p>
      <text:p text:style-name="P139"><text:span text:style-name="T259"><text:tab/>path</text:span>: <text:span text:style-name="T277">security.logout</text:span></text:p>
      <text:p text:style-name="P139"/>
      <text:p text:style-name="P142"><text:span text:style-name="Source_20_Text"><text:span text:style-name="T27"/></text:span></text:p>
      <text:p text:style-name="P142"><text:span text:style-name="Source_20_Text"><text:span text:style-name="T26">« </text:span></text:span><text:span text:style-name="Source_20_Text"><text:span text:style-name="T28">security.login » = Nom de la route du controller </text:span></text:span></text:p>
      <text:p text:style-name="P143"><text:span text:style-name="Source_20_Text"><text:span text:style-name="T28">et logout pour la déconnexion</text:span></text:span></text:p>
      <text:p text:style-name="P142"><text:span text:style-name="Source_20_Text"><text:span text:style-name="T28"/></text:span></text:p>
      <text:p text:style-name="P143"><text:span text:style-name="Source_20_Text"><text:span text:style-name="T28">Exemple dans le SecurityController.php :</text:span></text:span></text:p>
      <text:p text:style-name="P142"><text:span text:style-name="Source_20_Text"><text:span text:style-name="T151">#[Route(</text:span></text:span><text:span text:style-name="Source_20_Text"><text:span text:style-name="T148">'/connexion'</text:span></text:span><text:span text:style-name="Source_20_Text"><text:span text:style-name="T151">, </text:span></text:span><text:span text:style-name="Source_20_Text"><text:span text:style-name="T140">name</text:span></text:span><text:span text:style-name="Source_20_Text"><text:span text:style-name="T151">: </text:span></text:span><text:span text:style-name="Source_20_Text"><text:span text:style-name="T148">'security.login'</text:span></text:span><text:span text:style-name="Source_20_Text"><text:span text:style-name="T151">, </text:span></text:span><text:span text:style-name="Source_20_Text"><text:span text:style-name="T140">methods</text:span></text:span><text:span text:style-name="Source_20_Text"><text:span text:style-name="T151">: [</text:span></text:span><text:span text:style-name="Source_20_Text"><text:span text:style-name="T148">'GET'</text:span></text:span><text:span text:style-name="Source_20_Text"><text:span text:style-name="T151">, </text:span></text:span><text:span text:style-name="Source_20_Text"><text:span text:style-name="T148">'POST'</text:span></text:span><text:span text:style-name="Source_20_Text"><text:span text:style-name="T151">])]</text:span></text:span></text:p>
      <text:p text:style-name="P142"><text:span text:style-name="Source_20_Text"><text:span text:style-name="T28"/></text:span></text:p>
      <text:p text:style-name="P142"><text:span text:style-name="Source_20_Text"><text:span text:style-name="T27"/></text:span></text:p>
      <text:p text:style-name="P148"><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1"><text:span text:style-name="Source_20_Text"><text:span text:style-name="T258"/></text:span></text:p>
      <text:p text:style-name="P71"><text:span text:style-name="Source_20_Text"><text:span text:style-name="T232">Ajouter dans le fichier services.yaml :</text:span></text:span></text:p>
      <text:p text:style-name="P71"><text:span text:style-name="Source_20_Text"><text:span text:style-name="T232"/></text:span></text:p>
      <text:p text:style-name="P71"><text:span text:style-name="Source_20_Text"><text:span text:style-name="T263">App\EntityListener\</text:span></text:span><text:span text:style-name="Source_20_Text"><text:span text:style-name="T256">:</text:span></text:span></text:p>
      <text:p text:style-name="P139"><text:span text:style-name="T259">resource</text:span>: <text:span text:style-name="T277">"../src/EntityListener/"</text:span></text:p>
      <text:p text:style-name="P139"><text:span text:style-name="T259">tags</text:span>: [<text:span text:style-name="T277">"doctrine.orm.entity_listener"</text:span>]</text:p>
      <text:p text:style-name="P71"><text:soft-page-break/><text:span text:style-name="Source_20_Text"><text:span text:style-name="T232"/></text:span></text:p>
      <text:p text:style-name="P72"><text:span text:style-name="Source_20_Text"><text:span text:style-name="T233">Et ajouter dans le fichier de l’Entité, par exemple User.php :</text:span></text:span></text:p>
      <text:p text:style-name="P72"><text:span text:style-name="Source_20_Text"><text:span text:style-name="T233"/></text:span></text:p>
      <text:p text:style-name="P72"><text:span text:style-name="Source_20_Text"><text:span text:style-name="T257">#[ORM\EntityListeners([</text:span></text:span><text:span text:style-name="Source_20_Text"><text:span text:style-name="T279">'App\EntityListener\UserListener'</text:span></text:span><text:span text:style-name="Source_20_Text"><text:span text:style-name="T257">])]</text:span></text:span></text:p>
      <text:p text:style-name="P72"><text:span text:style-name="Source_20_Text"><text:span text:style-name="T257"/></text:span></text:p>
      <text:p text:style-name="P72"><text:span text:style-name="Source_20_Text"><text:span text:style-name="T233"/></text:span></text:p>
      <text:p text:style-name="P72"><text:span text:style-name="Source_20_Text"><text:span text:style-name="T233">(au niveau de la class de l’entité, dans l’exemple, au-dessus de </text:span></text:span></text:p>
      <text:p text:style-name="P72"><text:span text:style-name="Source_20_Text"><text:span text:style-name="T264">class</text:span></text:span><text:span text:style-name="Source_20_Text"><text:span text:style-name="T257"> </text:span></text:span><text:span text:style-name="Source_20_Text"><text:span text:style-name="T268">User</text:span></text:span><text:span text:style-name="Source_20_Text"><text:span text:style-name="T257"> </text:span></text:span><text:span text:style-name="Source_20_Text"><text:span text:style-name="T264">implements</text:span></text:span><text:span text:style-name="Source_20_Text"><text:span text:style-name="T257"> </text:span></text:span><text:span text:style-name="Source_20_Text"><text:span text:style-name="T268">UserInterface</text:span></text:span><text:span text:style-name="Source_20_Text"><text:span text:style-name="T257">, </text:span></text:span><text:span text:style-name="Source_20_Text"><text:span text:style-name="T268">PasswordAuthenticatedUserInterface</text:span></text:span></text:p>
      <text:p text:style-name="P139">{</text:p>
      <text:p text:style-name="P72"><text:span text:style-name="Source_20_Text"><text:span text:style-name="T233">…</text:span></text:span></text:p>
      <text:p text:style-name="P72"><text:span text:style-name="Source_20_Text"><text:span text:style-name="T233"/></text:span></text:p>
      <text:p text:style-name="P73"><text:span text:style-name="Source_20_Text"><text:span text:style-name="T234">Dans le dossier « src », créer un dossier « EntityListener » et à l’intérieur, un fichier « </text:span></text:span><text:span text:style-name="Source_20_Text"><text:span text:style-name="T235">U</text:span></text:span><text:span text:style-name="Source_20_Text"><text:span text:style-name="T234">serListener.php »</text:span></text:span></text:p>
      <text:p text:style-name="P73"><text:span text:style-name="Source_20_Text"><text:span text:style-name="T234"/></text:span></text:p>
      <text:p text:style-name="P74"><text:span text:style-name="Source_20_Text"><text:span text:style-name="T235">Voir ce fichier dans le SymRecipe</text:span></text:span></text:p>
      <text:p text:style-name="P43"><text:span text:style-name="Source_20_Text"><text:span text:style-name="T238">FAIRE</text:span></text:span><text:span text:style-name="Source_20_Text"><text:span text:style-name="T214"> UN</text:span></text:span><text:span text:style-name="Source_20_Text"><text:span text:style-name="T237">E </text:span></text:span><text:span text:style-name="Source_20_Text"><text:span text:style-name="T238">MIGRATION (INTERPRÈTE LES ENTITÉS ET LES TRANSPOSE)</text:span></text:span><text:span text:style-name="Source_20_Text"><text:span text:style-name="T214"> :</text:span></text:span></text:p>
      <text:p text:style-name="P42"><text:span text:style-name="Source_20_Text"><text:span text:style-name="T214"/></text:span></text:p>
      <text:p text:style-name="P42"><text:span text:style-name="Source_20_Text"><text:span text:style-name="T220">Par exemple, créer une table ingrédient (avec les différentes colonnes) en fonction d’une entité créée préalablement. </text:span></text:span><text:span text:style-name="Source_20_Text"><text:span text:style-name="T221">Créer un fichier dans le dossier « migrations ».</text:span></text:span></text:p>
      <text:p text:style-name="P42"><text:span text:style-name="Source_20_Text"><text:span text:style-name="T218"/></text:span></text:p>
      <text:p text:style-name="P42"><text:span text:style-name="Source_20_Text"><text:span text:style-name="T218">php bin/console make:migration</text:span></text:span></text:p>
      <text:p text:style-name="P60"><text:span text:style-name="Source_20_Text"><text:span text:style-name="T223"/></text:span></text:p>
      <text:p text:style-name="P61"><text:span text:style-name="Source_20_Text"><text:span text:style-name="T224">+ yes</text:span></text:span></text:p>
      <text:p text:style-name="P42"><text:span text:style-name="Source_20_Text"><text:span text:style-name="T218"/></text:span></text:p>
      <text:p text:style-name="P42"><text:span text:style-name="Source_20_Text"><text:span text:style-name="T218"/></text:span></text:p>
      <text:p text:style-name="P53"><text:span text:style-name="Source_20_Text"><text:span text:style-name="T239">ENVOYER LES MIGRATIONS</text:span></text:span><text:span text:style-name="Source_20_Text"><text:span text:style-name="T214"> :</text:span></text:span></text:p>
      <text:p text:style-name="P42"><text:span text:style-name="Source_20_Text"><text:span text:style-name="T218"/></text:span></text:p>
      <text:p text:style-name="P53"><text:span text:style-name="Source_20_Text"><text:span text:style-name="T221">Pousse les migrations vers la base de données (envoie les fichiers dans le dossier « migrations » dans la base de données, créé la/les tables)</text:span></text:span></text:p>
      <text:p text:style-name="P42"><text:span text:style-name="Source_20_Text"><text:span text:style-name="T218"/></text:span></text:p>
      <text:p text:style-name="P42"><text:span text:style-name="Source_20_Text"><text:span text:style-name="T218">php bin/console doctrine:migrations:migrate</text:span></text:span></text:p>
      <text:p text:style-name="P69"><text:span text:style-name="Source_20_Text"><text:span text:style-name="T223">( </text:span></text:span><text:span text:style-name="Source_20_Text"><text:span text:style-name="T217">php bin/console d:</text:span></text:span><text:span text:style-name="Source_20_Text"><text:span text:style-name="T223">m</text:span></text:span><text:span text:style-name="Source_20_Text"><text:span text:style-name="T217">:</text:span></text:span><text:span text:style-name="Source_20_Text"><text:span text:style-name="T223">m)</text:span></text:span></text:p>
      <text:p text:style-name="P42"><text:span text:style-name="Source_20_Text"><text:span text:style-name="T218"/></text:span></text:p>
      <text:p text:style-name="P42"><text:span text:style-name="Source_20_Text"><text:span text:style-name="T218"/></text:span></text:p>
      <text:p text:style-name="P54"><text:span text:style-name="Source_20_Text"><text:span text:style-name="T240">UTILISER LES VALIDATEURS (pour les données des tables)</text:span></text:span><text:span text:style-name="Source_20_Text"><text:span text:style-name="T214"> :</text:span></text:span></text:p>
      <text:p text:style-name="P42"><text:span text:style-name="Source_20_Text"><text:span text:style-name="T218"/></text:span></text:p>
      <text:p text:style-name="P41"><text:span text:style-name="Source_20_Text"><text:span text:style-name="T261">use</text:span></text:span><text:span text:style-name="Source_20_Text"><text:span text:style-name="T253"> Symfony\Component\Validator\</text:span></text:span><text:span text:style-name="Source_20_Text"><text:span text:style-name="T267">Constraints</text:span></text:span><text:span text:style-name="Source_20_Text"><text:span text:style-name="T253"> </text:span></text:span><text:span text:style-name="Source_20_Text"><text:span text:style-name="T261">as</text:span></text:span><text:span text:style-name="Source_20_Text"><text:span text:style-name="T253"> Assert;</text:span></text:span></text:p>
      <text:p text:style-name="P42"><text:span text:style-name="Source_20_Text"><text:span text:style-name="T218"/></text:span></text:p>
      <text:p text:style-name="P42"><text:span text:style-name="Source_20_Text"><text:span text:style-name="T218"/></text:span></text:p>
      <text:p text:style-name="P54"><text:span text:style-name="Source_20_Text"><text:span text:style-name="T240">UTILISER LES FIXTURES (jeu de fausse données pour les DB)</text:span></text:span><text:span text:style-name="Source_20_Text"><text:span text:style-name="T214"> :</text:span></text:span></text:p>
      <text:p text:style-name="P42"><text:span text:style-name="Source_20_Text"><text:span text:style-name="T218"/></text:span></text:p>
      <text:p text:style-name="P44"><text:span text:style-name="Source_20_Text"><text:span text:style-name="T175">composer require --dev orm-fixtures <text:s text:c="19"/></text:span></text:span></text:p>
      <text:p text:style-name="P44"><text:span text:style-name="Source_20_Text"><text:span text:style-name="T175"/></text:span></text:p>
      <text:p text:style-name="P44"><text:span text:style-name="Source_20_Text"><text:span text:style-name="T176">(--dev car besoin de fausses données seulement pendant le développement)</text:span></text:span></text:p>
      <text:p text:style-name="P40"><text:span text:style-name="Source_20_Text"><text:span text:style-name="T175"/></text:span></text:p>
      <text:p text:style-name="P40"><text:span text:style-name="Source_20_Text"><text:span text:style-name="T175"/></text:span></text:p>
      <text:p text:style-name="P45"><text:span text:style-name="Source_20_Text"><text:span text:style-name="T240">UTILISER LES F</text:span></text:span><text:span text:style-name="Source_20_Text"><text:span text:style-name="T241">AKERPHP</text:span></text:span><text:span text:style-name="Source_20_Text"><text:span text:style-name="T240"> (</text:span></text:span><text:span text:style-name="Source_20_Text"><text:span text:style-name="T241">librairie php qui génère de fausses données , nom, adresse mail… </text:span></text:span><text:span text:style-name="Source_20_Text"><text:span text:style-name="T246">rend les fausses données plus réelles</text:span></text:span><text:span text:style-name="Source_20_Text"><text:span text:style-name="T240">)</text:span></text:span><text:span text:style-name="Source_20_Text"><text:span text:style-name="T214"> :</text:span></text:span></text:p>
      <text:p text:style-name="P40"><text:span text:style-name="Source_20_Text"><text:span text:style-name="T175"/></text:span></text:p>
      <text:p text:style-name="P40"><text:span text:style-name="Source_20_Text"><text:span text:style-name="T271">composer require fakerphp/faker</text:span></text:span><text:span text:style-name="Source_20_Text"><text:span text:style-name="T272"> --</text:span></text:span><text:span text:style-name="Source_20_Text"><text:span text:style-name="T273">dev</text:span></text:span></text:p>
      <text:p text:style-name="P40"><text:span text:style-name="Source_20_Text"><text:span text:style-name="T273"/></text:span></text:p>
      <text:p text:style-name="P44"><text:span text:style-name="Source_20_Text"><text:span text:style-name="T176">(--dev car besoin de fausses données seulement pendant le développement)</text:span></text:span></text:p>
      <text:p text:style-name="P44"><text:span text:style-name="Source_20_Text"><text:span text:style-name="T176"/></text:span></text:p>
      <text:p text:style-name="P44"><text:span text:style-name="Source_20_Text"><text:span text:style-name="T176"/></text:span></text:p>
      <text:p text:style-name="P55"><text:span text:style-name="Source_20_Text"><text:span text:style-name="T242">ENVOYER LES FIXTURES (fichiers du dossier app\fixtures) DANS LA DB :</text:span></text:span></text:p>
      <text:p text:style-name="P55"><text:span text:style-name="Source_20_Text"><text:span text:style-name="T242"/></text:span></text:p>
      <text:p text:style-name="P44"><text:span text:style-name="Source_20_Text"><text:span text:style-name="T176">php bin/console doctrine:fixtures:load</text:span></text:span></text:p>
      <text:p text:style-name="P44"><text:span text:style-name="Source_20_Text"><text:span text:style-name="T176"/></text:span></text:p>
      <text:p text:style-name="P46"><text:span text:style-name="Source_20_Text"><text:span text:style-name="T177">+</text:span></text:span></text:p>
      <text:p text:style-name="P46"><text:span text:style-name="Source_20_Text"><text:span text:style-name="T177"/></text:span></text:p>
      <text:p text:style-name="P46"><text:span text:style-name="Source_20_Text"><text:span text:style-name="T177">yes</text:span></text:span></text:p>
      <text:p text:style-name="P42"><text:span text:style-name="Source_20_Text"><text:span text:style-name="T218"/></text:span></text:p>
      <text:p text:style-name="P65"><text:soft-page-break/><text:span text:style-name="Source_20_Text"><text:span text:style-name="T186">Pour </text:span></text:span><text:span text:style-name="Source_20_Text"><text:span text:style-name="T187">entrer des données de test dans la BDD et la mettre à jour en une seule commande :</text:span></text:span><text:span text:style-name="Source_20_Text"><text:span text:style-name="T181"> </text:span></text:span></text:p>
      <text:p text:style-name="P65"><text:span text:style-name="Source_20_Text"><text:span text:style-name="T181"/></text:span></text:p>
      <text:p text:style-name="P65"><text:span text:style-name="Source_20_Text"><text:span text:style-name="T181">Ajouter au fichier « composer.json », </text:span></text:span><text:span text:style-name="Source_20_Text"><text:span text:style-name="T182">d</text:span></text:span><text:span text:style-name="Source_20_Text"><text:span text:style-name="T181">ans la partie script :</text:span></text:span></text:p>
      <text:p text:style-name="P65"><text:span text:style-name="Source_20_Text"><text:span text:style-name="T181"/></text:span></text:p>
      <text:p text:style-name="P64"><text:span text:style-name="Source_20_Text"><text:span text:style-name="T282">"fixtures"</text:span></text:span><text:span text:style-name="Source_20_Text"><text:span text:style-name="T254">: [</text:span></text:span></text:p>
      <text:p text:style-name="P139"><text:span text:style-name="T277">"php bin/console doctrine:database:drop --force"</text:span>,</text:p>
      <text:p text:style-name="P139"><text:span text:style-name="T277">"php bin/console doctrine:database:create"</text:span>,</text:p>
      <text:p text:style-name="P139"><text:span text:style-name="T277">"php bin/console doctrine:schema:update --force –</text:span><text:span text:style-name="T278">complete</text:span><text:span text:style-name="T277">"</text:span>,<text:span text:style-name="Source_20_Text"><text:span text:style-name="T40"> </text:span></text:span></text:p>
      <text:p text:style-name="P154">"php bin/console doctrine:fixtures:load --append"</text:p>
      <text:p text:style-name="P139">]</text:p>
      <text:p text:style-name="P139"/>
      <text:p text:style-name="P140"><text:span text:style-name="Source_20_Text"><text:span text:style-name="T114">!!! ATTENTION !!! EN utilisant schema:update cela supprime la table des migrations dans la BDD</text:span></text:span></text:p>
      <text:p text:style-name="P140"><text:span text:style-name="Source_20_Text"><text:span text:style-name="T114">A utiliser seulement en dev et non en prod (utiliser les migrations en prod)</text:span></text:span></text:p>
      <text:p text:style-name="P140"><text:span text:style-name="Source_20_Text"><text:span text:style-name="T114"/></text:span></text:p>
      <text:p text:style-name="P147"><text:span text:style-name="Source_20_Text"><text:span text:style-name="T39">Ensuite, il faut appeler la commande fixtures dans le terminal avec :</text:span></text:span></text:p>
      <text:p text:style-name="P147"><text:span text:style-name="Source_20_Text"><text:span text:style-name="T39"/></text:span></text:p>
      <text:p text:style-name="P147"><text:span text:style-name="Source_20_Text"><text:span text:style-name="T39">composer fixtures</text:span></text:span></text:p>
      <text:p text:style-name="P147"><text:span text:style-name="Source_20_Text"><text:span text:style-name="T39"/></text:span></text:p>
      <text:p text:style-name="P147"><text:span text:style-name="Source_20_Text"><text:span text:style-name="T39">Cela va lancer les 4 commandes « php bin/console » que l’on vient d’écrire dans le script</text:span></text:span></text:p>
      <text:p text:style-name="P65"><text:span text:style-name="Source_20_Text"><text:span text:style-name="T181"/></text:span></text:p>
      <text:p text:style-name="P65"><text:span text:style-name="Source_20_Text"><text:span text:style-name="T181"/></text:span></text:p>
      <text:p text:style-name="P63"><text:span text:style-name="Source_20_Text"><text:span text:style-name="T242">P</text:span></text:span><text:span text:style-name="Source_20_Text"><text:span text:style-name="T243">AGINATOR BUNDLE</text:span></text:span><text:span text:style-name="Source_20_Text"><text:span text:style-name="T242"> :</text:span></text:span></text:p>
      <text:p text:style-name="P40"><text:span text:style-name="Source_20_Text"><text:span text:style-name="T274"/></text:span></text:p>
      <text:p text:style-name="P40"><text:span text:style-name="Source_20_Text"><text:span text:style-name="T274"/></text:span></text:p>
      <text:p text:style-name="P40"><text:span text:style-name="Source_20_Text"><text:span text:style-name="T178">composer require knplabs/knp-paginator-bundle <text:s/>→ </text:span></text:span><text:span text:style-name="Source_20_Text"><text:span text:style-name="T180">Dans le terminal</text:span></text:span></text:p>
      <text:p text:style-name="P42"><text:span text:style-name="Source_20_Text"><text:span text:style-name="T220"/></text:span></text:p>
      <text:p text:style-name="P56"><text:span text:style-name="Source_20_Text"><text:span text:style-name="T178">+</text:span></text:span></text:p>
      <text:p text:style-name="P56"><text:span text:style-name="Source_20_Text"><text:span text:style-name="T29"/></text:span></text:p>
      <text:p text:style-name="P56"><text:span text:style-name="Source_20_Text"><text:span text:style-name="T178">Créer </text:span></text:span><text:span text:style-name="Source_20_Text"><text:span text:style-name="T179">un fichier yaml (knp_paginator.yaml) dans config/packages et coller dedans, la partie « </text:span></text:span><text:span text:style-name="Source_20_Text"><text:span text:style-name="T189">YAML:</text:span></text:span><text:span text:style-name="Source_20_Text"><text:span text:style-name="T179"> » de ce Git Repository : </text:span></text:span><text:a xlink:type="simple" xlink:href="https://github.com/KnpLabs/KnpPaginatorBundle" text:style-name="Internet_20_link" text:visited-style-name="Visited_20_Internet_20_Link"><text:span text:style-name="Source_20_Text"><text:span text:style-name="T183">https://github.com/KnpLabs/KnpPaginatorBundle</text:span></text:span></text:a></text:p>
      <text:p text:style-name="P56"><text:span text:style-name="Source_20_Text"><text:span text:style-name="T183"/></text:span></text:p>
      <text:p text:style-name="P57"><text:span text:style-name="Source_20_Text"><text:span text:style-name="T179">+</text:span></text:span></text:p>
      <text:p text:style-name="P57"><text:span text:style-name="Source_20_Text"><text:span text:style-name="T30"/></text:span></text:p>
      <text:p text:style-name="P101"><text:span text:style-name="Source_20_Text"><text:span text:style-name="T30">Copier </text:span></text:span><text:span text:style-name="Source_20_Text"><text:span text:style-name="T31">(faire une injection de dépendance dans la fonction de notre controller) : </text:span></text:span><text:span text:style-name="Source_20_Text"><text:span text:style-name="T30">« PaginatorInterface $paginator » </text:span></text:span><text:span text:style-name="Source_20_Text"><text:span text:style-name="T31">dans notre controller et faire un import class sur <text:s/></text:span></text:span><text:span text:style-name="Source_20_Text"><text:span text:style-name="T30">PaginatorInterface </text:span></text:span><text:span text:style-name="Source_20_Text"><text:span text:style-name="T34">ET idem pour « Request $request » (avec import class)</text:span></text:span></text:p>
      <text:p text:style-name="P102"><text:span text:style-name="Source_20_Text"><text:span text:style-name="T30"/></text:span></text:p>
      <text:p text:style-name="P101"><text:span text:style-name="Source_20_Text"><text:span text:style-name="T34">+</text:span></text:span></text:p>
      <text:p text:style-name="P101"><text:span text:style-name="Source_20_Text"><text:span text:style-name="T34"/></text:span></text:p>
      <text:p text:style-name="P101"><text:span text:style-name="Source_20_Text"><text:span text:style-name="T34">Dans le Controller, cela donne :</text:span></text:span></text:p>
      <text:p text:style-name="P101"><text:span text:style-name="Source_20_Text"><text:span text:style-name="T34"/></text:span></text:p>
      <text:p text:style-name="P145"><text:span text:style-name="Source_20_Text"><text:span text:style-name="T131">&lt;?php</text:span></text:span></text:p>
      <text:p text:style-name="P149"/>
      <text:p text:style-name="P139"><text:span text:style-name="T259">namespace</text:span> <text:span text:style-name="T265">App\Controller</text:span>;</text:p>
      <text:p text:style-name="P149"/>
      <text:p text:style-name="P139"><text:span text:style-name="T259">use</text:span> App\Repository\<text:span text:style-name="T265">IngredientRepository</text:span>;</text:p>
      <text:p text:style-name="P139"><text:span text:style-name="T259">use</text:span> Knp\Component\Pager\<text:span text:style-name="T265">PaginatorInterface</text:span>;</text:p>
      <text:p text:style-name="P139"><text:span text:style-name="T259">use</text:span> Symfony\Component\HttpFoundation\<text:span text:style-name="T265">Response</text:span>;</text:p>
      <text:p text:style-name="P139"><text:span text:style-name="T259">use</text:span> Symfony\Component\Routing\Annotation\<text:span text:style-name="T265">Route</text:span>;</text:p>
      <text:p text:style-name="P139"><text:soft-page-break/><text:span text:style-name="T259">use</text:span> Symfony\Bundle\FrameworkBundle\Controller\<text:span text:style-name="T265">AbstractController</text:span>;</text:p>
      <text:p text:style-name="P139"><text:span text:style-name="T259">use</text:span> Symfony\Component\HttpFoundation\<text:span text:style-name="T265">Request</text:span>;</text:p>
      <text:p text:style-name="P149"/>
      <text:p text:style-name="P139"><text:span text:style-name="T259">class</text:span> <text:span text:style-name="T265">IngredientController</text:span> <text:span text:style-name="T259">extends</text:span> <text:span text:style-name="T265">AbstractController</text:span></text:p>
      <text:p text:style-name="P139">{</text:p>
      <text:p text:style-name="P139">#[Route(<text:span text:style-name="T277">'/ingredient'</text:span>, <text:span text:style-name="T280">name</text:span>: <text:span text:style-name="T277">'app_ingredient'</text:span>)]</text:p>
      <text:p text:style-name="P139"><text:span text:style-name="T259">public</text:span> <text:span text:style-name="T259">function</text:span> <text:span text:style-name="T283">index</text:span>(<text:span text:style-name="T265">IngredientRepository</text:span> <text:span text:style-name="T280">$repository</text:span>, <text:span text:style-name="T265">PaginatorInterface</text:span> <text:span text:style-name="T280">$paginator</text:span>, <text:span text:style-name="T265">Request</text:span> <text:span text:style-name="T280">$request</text:span>): <text:span text:style-name="T265">Response</text:span></text:p>
      <text:p text:style-name="P139">{</text:p>
      <text:p text:style-name="P139"><text:span text:style-name="T280">$ingredients</text:span> = <text:span text:style-name="T280">$paginator</text:span>-&gt;<text:span text:style-name="T283">paginate</text:span>(</text:p>
      <text:p text:style-name="P139"><text:span text:style-name="T280">$repository</text:span>-&gt;<text:span text:style-name="T283">findAll</text:span>(),</text:p>
      <text:p text:style-name="P139"><text:span text:style-name="T280">$request</text:span>-&gt;<text:span text:style-name="T280">query</text:span>-&gt;<text:span text:style-name="T283">getInt</text:span>(<text:span text:style-name="T277">'page'</text:span>, <text:span text:style-name="T284">1</text:span>), <text:span text:style-name="T285">/* Nombre de page */</text:span></text:p>
      <text:p text:style-name="P139"><text:span text:style-name="T284">10</text:span> <text:span text:style-name="T285">/* Limite d'éléments par page */</text:span></text:p>
      <text:p text:style-name="P139">);</text:p>
      <text:p text:style-name="P149"/>
      <text:p text:style-name="P139"><text:span text:style-name="T286">return</text:span> <text:span text:style-name="T259">$this</text:span>-&gt;<text:span text:style-name="T283">render</text:span>(<text:span text:style-name="T277">'pages/ingredient/index.html.twig'</text:span>, [</text:p>
      <text:p text:style-name="P139"><text:span text:style-name="T277">'ingredients'</text:span> =&gt; <text:span text:style-name="T280">$ingredients</text:span></text:p>
      <text:p text:style-name="P139">]);</text:p>
      <text:p text:style-name="P139">}</text:p>
      <text:p text:style-name="P139">}</text:p>
      <text:p text:style-name="P153">?&gt;</text:p>
      <text:p text:style-name="P145"><text:span text:style-name="Source_20_Text"><text:span text:style-name="T116"/></text:span></text:p>
      <text:p text:style-name="P101"><text:span text:style-name="Source_20_Text"><text:span text:style-name="T34"/></text:span></text:p>
      <text:p text:style-name="P101"><text:span text:style-name="Source_20_Text"><text:span text:style-name="T34">+</text:span></text:span></text:p>
      <text:p text:style-name="P101"><text:span text:style-name="Source_20_Text"><text:span text:style-name="T34"/></text:span></text:p>
      <text:p text:style-name="P101"><text:span text:style-name="Source_20_Text"><text:span text:style-name="T34">Dans notre vue (fichier twig), ajouter en </text:span></text:span><text:span text:style-name="Source_20_Text"><text:span text:style-name="T35">haut</text:span></text:span><text:span text:style-name="Source_20_Text"><text:span text:style-name="T34"> :</text:span></text:span></text:p>
      <text:p text:style-name="P101"><text:span text:style-name="Source_20_Text"><text:span text:style-name="T34"/></text:span></text:p>
      <text:p text:style-name="P100"><text:span text:style-name="Source_20_Text"><text:span text:style-name="T149">&lt;</text:span></text:span><text:span text:style-name="Source_20_Text"><text:span text:style-name="T127">div</text:span></text:span><text:span text:style-name="Source_20_Text"><text:span text:style-name="T116"> </text:span></text:span><text:span text:style-name="Source_20_Text"><text:span text:style-name="T135">class</text:span></text:span><text:span text:style-name="Source_20_Text"><text:span text:style-name="T116">=</text:span></text:span><text:span text:style-name="Source_20_Text"><text:span text:style-name="T143">"count"</text:span></text:span><text:span text:style-name="Source_20_Text"><text:span text:style-name="T149">&gt;</text:span></text:span></text:p>
      <text:p text:style-name="P139"><text:span text:style-name="T287">&lt;</text:span><text:span text:style-name="T259">small</text:span><text:span text:style-name="T287">&gt;</text:span>Nombre d'ingrédients : {{ <text:span text:style-name="T280">ingredients</text:span>.<text:span text:style-name="T280">getTotalItemCount</text:span> }}<text:span text:style-name="T287">&lt;/</text:span><text:span text:style-name="T259">small</text:span><text:span text:style-name="T287">&gt;</text:span></text:p>
      <text:p text:style-name="P139"><text:span text:style-name="T287">&lt;/</text:span><text:span text:style-name="T259">div</text:span><text:span text:style-name="T287">&gt;</text:span></text:p>
      <text:p text:style-name="P101"><text:span text:style-name="Source_20_Text"><text:span text:style-name="T34"/></text:span></text:p>
      <text:p text:style-name="P103"><text:span text:style-name="Source_20_Text"><text:span text:style-name="T35">Pour afficher le nombre d’éléments dans le tableau</text:span></text:span></text:p>
      <text:p text:style-name="P101"><text:span text:style-name="Source_20_Text"><text:span text:style-name="T34"/></text:span></text:p>
      <text:p text:style-name="P101"><text:span text:style-name="Source_20_Text"><text:span text:style-name="T34"/></text:span></text:p>
      <text:p text:style-name="P103"><text:span text:style-name="Source_20_Text"><text:span text:style-name="T34">Dans notre vue (fichier twig), ajouter en </text:span></text:span><text:span text:style-name="Source_20_Text"><text:span text:style-name="T35">bas</text:span></text:span><text:span text:style-name="Source_20_Text"><text:span text:style-name="T34"> :</text:span></text:span></text:p>
      <text:p text:style-name="P101"><text:span text:style-name="Source_20_Text"><text:span text:style-name="T34"/></text:span></text:p>
      <text:p text:style-name="P100"><text:span text:style-name="Source_20_Text"><text:span text:style-name="T149">&lt;</text:span></text:span><text:span text:style-name="Source_20_Text"><text:span text:style-name="T127">div</text:span></text:span><text:span text:style-name="Source_20_Text"><text:span text:style-name="T116"> </text:span></text:span><text:span text:style-name="Source_20_Text"><text:span text:style-name="T135">class</text:span></text:span><text:span text:style-name="Source_20_Text"><text:span text:style-name="T116">=</text:span></text:span><text:span text:style-name="Source_20_Text"><text:span text:style-name="T143">"navigation"</text:span></text:span><text:span text:style-name="Source_20_Text"><text:span text:style-name="T149">&gt;</text:span></text:span></text:p>
      <text:p text:style-name="P139"><text:tab/>{{ knp_pagination_render(<text:span text:style-name="T281">ingredients</text:span>) }}</text:p>
      <text:p text:style-name="P139"><text:span text:style-name="T287">&lt;/</text:span><text:span text:style-name="T259">div</text:span><text:span text:style-name="T287">&gt;</text:span></text:p>
      <text:p text:style-name="P139"/>
      <text:p text:style-name="P146"><text:span text:style-name="Source_20_Text"><text:span text:style-name="T38">Pour afficher les numéros de pages</text:span></text:span></text:p>
      <text:p text:style-name="P149"><text:span text:style-name="Source_20_Text"><text:span text:style-name="T34"/></text:span></text:p>
      <text:p text:style-name="P101"><text:span text:style-name="Source_20_Text"><text:span text:style-name="T34"/></text:span></text:p>
      <text:p text:style-name="P92"><text:span text:style-name="Source_20_Text"><text:span text:style-name="T32">Il est possible de changer le thème de la pagination </text:span></text:span><text:span text:style-name="Source_20_Text"><text:span text:style-name="T33">(numéro de pages en dessous du tableau)</text:span></text:span><text:span text:style-name="Source_20_Text"><text:span text:style-name="T32"> en changeant le lien dans le fichier knp_paginator.yaml (après </text:span></text:span><text:span text:style-name="Source_20_Text"><text:span text:style-name="T126">pagination</text:span></text:span><text:span text:style-name="Source_20_Text"><text:span text:style-name="T115">:</text:span></text:span><text:span text:style-name="Source_20_Text"><text:span text:style-name="T48">). </text:span></text:span></text:p>
      <text:p text:style-name="P92"><text:span text:style-name="Source_20_Text"><text:span text:style-name="T48">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37"> </text:span></text:span><text:span text:style-name="Source_20_Text"><text:span text:style-name="T36">et faire un ctrl+f bootstrap.</text:span></text:span></text:p>
      <text:p text:style-name="P92"><text:span text:style-name="Source_20_Text"><text:span text:style-name="T32"/></text:span></text:p>
      <text:p text:style-name="P93"><text:span text:style-name="Source_20_Text"><text:span text:style-name="T32"/></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2">php bin/console make:form</text:span></text:span></text:p>
      <text:p text:style-name="P57"><text:span text:style-name="Source_20_Text"><text:span text:style-name="T184"/></text:span></text:p>
      <text:p text:style-name="P58"><text:span text:style-name="Source_20_Text"><text:span text:style-name="T185">+</text:span></text:span></text:p>
      <text:p text:style-name="P58"><text:span text:style-name="Source_20_Text"><text:span text:style-name="T185"/></text:span></text:p>
      <text:p text:style-name="P58"><text:span text:style-name="Source_20_Text"><text:span text:style-name="T185">Exemple : IngredientType <text:s text:c="2"/>(Nom de la class et du fichier qui vont </text:span></text:span><text:span text:style-name="Source_20_Text"><text:span text:style-name="T188">être créés</text:span></text:span><text:span text:style-name="Source_20_Text"><text:span text:style-name="T185">)</text:span></text:span></text:p>
      <text:p text:style-name="P58"><text:span text:style-name="Source_20_Text"><text:span text:style-name="T185"/></text:span></text:p>
      <text:p text:style-name="P58"><text:span text:style-name="Source_20_Text"><text:span text:style-name="T185">+</text:span></text:span></text:p>
      <text:p text:style-name="P58"><text:span text:style-name="Source_20_Text"><text:span text:style-name="T185"/></text:span></text:p>
      <text:p text:style-name="P58"><text:span text:style-name="Source_20_Text"><text:span text:style-name="T185">Ingredient (name of Entity or fully qualified model class name that the new form will be bound to (empty for none))</text:span></text:span></text:p>
      <text:p text:style-name="P82"><text:span text:style-name="Source_20_Text"><text:span text:style-name="T29"/></text:span></text:p>
      <text:p text:style-name="P82"><text:span text:style-name="Source_20_Text"><text:span text:style-name="T29"/></text:span></text:p>
      <text:p text:style-name="P82"><text:span text:style-name="T192">ERREUR INTELEPHENSE</text:span> ⇒ CTRL + SHIFT + P </text:p>
      <text:p text:style-name="P82">→ TAPER « Index Workspace »</text:p>
      <text:p text:style-name="P82"/>
      <text:p text:style-name="P82"/>
      <text:p text:style-name="P83">TIPS SYMFONY :</text:p>
      <text:p text:style-name="P84"/>
      <text:p text:style-name="P23"><text:span text:style-name="Source_20_Text"><text:span text:style-name="T194">Pour </text:span></text:span><text:span text:style-name="Source_20_Text"><text:span text:style-name="T195">trouver un service</text:span></text:span><text:span text:style-name="Source_20_Text"><text:span text:style-name="T194"> :</text:span></text:span></text:p>
      <text:p text:style-name="P23"><text:span text:style-name="Source_20_Text"><text:span text:style-name="T194"/></text:span></text:p>
      <text:p text:style-name="P28"><text:span text:style-name="Source_20_Text"><text:span text:style-name="T205">Pour voir toutes les console commands : </text:span></text:span><text:span text:style-name="Source_20_Text"><text:span text:style-name="T206">php bin/console</text:span></text:span></text:p>
      <text:p text:style-name="P23"><text:span text:style-name="Source_20_Text"><text:span text:style-name="T193"/></text:span></text:p>
      <text:p text:style-name="P80"><text:span text:style-name="T199">Pour trouver les différents types de log : </text:span>php bin/console debug:autowiring log</text:p>
      <text:p text:style-name="P80"/>
      <text:p text:style-name="P81">php bin/console debug:autowiring → <text:span text:style-name="T251">Liste des services disponibles dans le framework</text:span></text:p>
      <text:p text:style-name="P81">php bin/console debug:autowiring <text:span text:style-name="T251">NomDeLaRecherche </text:span><text:span text:style-name="T269">(--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19"><text:span text:style-name="Source_20_Text"><text:span text:style-name="T200"/></text:span></text:p>
      <text:p text:style-name="P19"><text:span text:style-name="Source_20_Text"><text:span text:style-name="T200"/></text:span></text:p>
      <text:p text:style-name="P21"><text:span text:style-name="Source_20_Text"><text:span text:style-name="T194">Pour importer une class/</text:span></text:span><text:span text:style-name="Source_20_Text"><text:span text:style-name="T196">service</text:span></text:span><text:span text:style-name="Source_20_Text"><text:span text:style-name="T194"> dans Symfony :</text:span></text:span></text:p>
      <text:p text:style-name="P21"><text:span text:style-name="Source_20_Text"><text:span text:style-name="T202"/></text:span></text:p>
      <text:p text:style-name="P21"><text:span text:style-name="Source_20_Text"><text:span text:style-name="T202">- Faire un clic droit sur le nom de la class + Import class</text:span></text:span></text:p>
      <text:p text:style-name="P27"><text:span text:style-name="Source_20_Text"><text:span text:style-name="T202">Cela créé une ligne de type : <text:s text:c="2"/>(en début de page)</text:span></text:span></text:p>
      <text:p text:style-name="P21"><text:span text:style-name="Source_20_Text"><text:span text:style-name="T202"/></text:span></text:p>
      <text:p text:style-name="P22"><text:span text:style-name="Source_20_Text"><text:span text:style-name="T260">use</text:span></text:span><text:span text:style-name="Source_20_Text"><text:span text:style-name="T252"> App\Taxes\</text:span></text:span><text:span text:style-name="Source_20_Text"><text:span text:style-name="T266">Calculator</text:span></text:span><text:span text:style-name="Source_20_Text"><text:span text:style-name="T252">;</text:span></text:span></text:p>
      <text:p text:style-name="P25"/>
      <text:p text:style-name="P24"><text:span text:style-name="Source_20_Text"><text:span text:style-name="T203">car il y a une dépendance de ces </text:span></text:span><text:span text:style-name="Source_20_Text"><text:span text:style-name="T204">objets</text:span></text:span><text:span text:style-name="Source_20_Text"><text:span text:style-name="T203"> à un service (ici </text:span></text:span><text:span text:style-name="Source_20_Text"><text:span text:style-name="T204">l’objet</text:span></text:span><text:span text:style-name="Source_20_Text"><text:span text:style-name="T203"> Calculator dépend du service Calculator, il faut « utiliser » (use) le service </text:span></text:span><text:span text:style-name="Source_20_Text"><text:span text:style-name="T204">(la class) </text:span></text:span><text:span text:style-name="Source_20_Text"><text:span text:style-name="T203">pour utiliser l’</text:span></text:span><text:span text:style-name="Source_20_Text"><text:span text:style-name="T204">objet</text:span></text:span><text:span text:style-name="Source_20_Text"><text:span text:style-name="T203">).</text:span></text:span></text:p>
      <text:p text:style-name="P24"><text:span text:style-name="Source_20_Text"><text:span text:style-name="T203"/></text:span></text:p>
      <text:p text:style-name="P21"><text:span text:style-name="Source_20_Text"><text:span text:style-name="T202">OU</text:span></text:span></text:p>
      <text:p text:style-name="P21"><text:span text:style-name="Source_20_Text"><text:span text:style-name="T202"/></text:span></text:p>
      <text:p text:style-name="P21"><text:soft-page-break/><text:span text:style-name="Source_20_Text"><text:span text:style-name="T202">- Commencer à écrire le nom de la class sans aller jusqu’au bout (exemple pour la class Calculator, taper </text:span></text:span><text:span text:style-name="Source_20_Text"><text:span text:style-name="T203">c</text:span></text:span><text:span text:style-name="Source_20_Text"><text:span text:style-name="T202">alculat) et sélectionner le nom de la class dans le menu des suggestion qui vient d’apparaître.</text:span></text:span></text:p>
      <text:p text:style-name="P27"><text:span text:style-name="Source_20_Text"><text:span text:style-name="T202">Cela créé également une ligne de type : <text:s text:c="2"/>(en début de page)</text:span></text:span></text:p>
      <text:p text:style-name="P21"><text:span text:style-name="Source_20_Text"><text:span text:style-name="T202"/></text:span></text:p>
      <text:p text:style-name="P22"><text:span text:style-name="Source_20_Text"><text:span text:style-name="T260">use</text:span></text:span><text:span text:style-name="Source_20_Text"><text:span text:style-name="T252"> App\Taxes\</text:span></text:span><text:span text:style-name="Source_20_Text"><text:span text:style-name="T266">Calculator</text:span></text:span><text:span text:style-name="Source_20_Text"><text:span text:style-name="T252">;</text:span></text:span></text:p>
      <text:p text:style-name="P22"><text:span text:style-name="Source_20_Text"><text:span text:style-name="T252"/></text:span></text:p>
      <text:p text:style-name="P22"><text:span text:style-name="Source_20_Text"><text:span text:style-name="T252"/></text:span></text:p>
      <text:p text:style-name="P29"><text:span text:style-name="Source_20_Text"><text:span text:style-name="T194">Pour </text:span></text:span><text:span text:style-name="Source_20_Text"><text:span text:style-name="T197">utiliser les annotations</text:span></text:span><text:span text:style-name="Source_20_Text"><text:span text:style-name="T194"> dans Symfony :</text:span></text:span></text:p>
      <text:p text:style-name="P29"><text:span text:style-name="Source_20_Text"><text:span text:style-name="T194"/></text:span></text:p>
      <text:p text:style-name="P29"><text:span text:style-name="Source_20_Text"><text:span text:style-name="T207">Dans le terminal du dossier projet (principal) entrer : </text:span></text:span></text:p>
      <text:p text:style-name="P29"><text:span text:style-name="Source_20_Text"><text:span text:style-name="T207">composer require annotations</text:span></text:span></text:p>
      <text:p text:style-name="P29"><text:span text:style-name="Source_20_Text"><text:span text:style-name="T207"/></text:span></text:p>
      <text:p text:style-name="P29"><text:span text:style-name="Source_20_Text"><text:span text:style-name="T207"/></text:span></text:p>
      <text:p text:style-name="P29"><text:span text:style-name="Source_20_Text"><text:span text:style-name="T207"/></text:span></text:p>
      <text:p text:style-name="P30"><text:span text:style-name="Source_20_Text"><text:span text:style-name="T208">composer require sec-checker --no-scripts</text:span></text:span></text:p>
      <text:p text:style-name="P29"><text:span text:style-name="Source_20_Text"><text:span text:style-name="T198"/></text:span></text:p>
      <text:p text:style-name="P29"><text:span text:style-name="Source_20_Text"><text:span text:style-name="T194"/></text:span></text:p>
      <text:p text:style-name="P29"><text:span text:style-name="Source_20_Text"><text:span text:style-name="T194"/></text:span></text:p>
      <text:p text:style-name="P29"><text:span text:style-name="Source_20_Text"><text:span text:style-name="T194"/></text:span></text:p>
      <text:p text:style-name="P3"/>
      <text:p text:style-name="P79">Pour utiliser les objets Request et Response (ou autre), penser à importer leur class respectives !<text:span text:style-name="T209">Créer un controller : symfony console make:controller</text:span></text:p>
      <text:p text:style-name="P85">Créer un controller : php bin/console make:controller NomDuController</text:p>
      <text:p text:style-name="P85"/>
      <text:p text:style-name="P27"><text:span text:style-name="Source_20_Text"><text:span text:style-name="T201">Pour voir toutes les routes : </text:span></text:span><text:span text:style-name="Source_20_Text"><text:span text:style-name="T200">symfony console debug:router</text:span></text:span></text:p>
      <text:p text:style-name="P85"/>
      <text:p text:style-name="P26"><text:span text:style-name="Source_20_Text"><text:span text:style-name="T200">Pour Monolog : composer require symfony/monolog-bundle</text:span></text:span></text:p>
      <text:p text:style-name="P85"/>
      <text:p text:style-name="P26"><text:span text:style-name="Source_20_Text"><text:span text:style-name="T200"/></text:span></text:p>
      <text:p text:style-name="P26"><text:span text:style-name="Source_20_Text"><text:span text:style-name="T200"/></text:span></text:p>
      <text:p text:style-name="P26"><text:span text:style-name="Source_20_Text"><text:span text:style-name="T200"/></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55">Via </text:span></text:span><text:span text:style-name="Source_20_Text"><text:span text:style-name="T104">VichUploaderBundle</text:span></text:span></text:p>
      <text:p text:style-name="P112"><text:span text:style-name="Source_20_Text"><text:span text:style-name="T104"/></text:span></text:p>
      <text:p text:style-name="P106"><text:span text:style-name="Source_20_Text"><text:span text:style-name="T51">Git du Bundle pour explication</text:span></text:span><text:span text:style-name="Source_20_Text"><text:span text:style-name="T55"> :</text:span></text:span></text:p>
      <text:p text:style-name="P106"><text:span text:style-name="Source_20_Text"><text:span text:style-name="T55">https://github.com/dustin10/VichUploaderBundle/blob/master/docs/usage.md</text:span></text:span></text:p>
      <text:p text:style-name="P112"><text:span text:style-name="Source_20_Text"><text:span text:style-name="T55"/></text:span></text:p>
      <text:p text:style-name="P112"><text:span text:style-name="Source_20_Text"><text:span text:style-name="T55">Pour installer ce bundle :</text:span></text:span></text:p>
      <text:p text:style-name="P112"><text:span text:style-name="Source_20_Text"><text:span text:style-name="T55">Dans le terminal : composer require vich/uploader-bundle</text:span></text:span></text:p>
      <text:p text:style-name="P112"><text:span text:style-name="Source_20_Text"><text:span text:style-name="T55"/></text:span></text:p>
      <text:p text:style-name="P112"><text:span text:style-name="Source_20_Text"><text:span text:style-name="T55">+</text:span></text:span></text:p>
      <text:p text:style-name="P112"><text:span text:style-name="Source_20_Text"><text:span text:style-name="T55"/></text:span></text:p>
      <text:p text:style-name="P112"><text:span text:style-name="Source_20_Text"><text:span text:style-name="T55">y (pour avoir des paramètres par défaut)</text:span></text:span></text:p>
      <text:p text:style-name="P112"><text:span text:style-name="Source_20_Text"><text:span text:style-name="T55"/></text:span></text:p>
      <text:p text:style-name="P112"><text:span text:style-name="Source_20_Text"><text:span text:style-name="T55">+</text:span></text:span></text:p>
      <text:p text:style-name="P112"><text:span text:style-name="Source_20_Text"><text:span text:style-name="T55"/></text:span></text:p>
      <text:p text:style-name="P115"><text:span text:style-name="Source_20_Text"><text:span text:style-name="T67">Cela c</text:span></text:span><text:span text:style-name="Source_20_Text"><text:span text:style-name="T55">réé un fichier : vich_uploader.yaml</text:span></text:span></text:p>
      <text:p text:style-name="P115"><text:soft-page-break/><text:span text:style-name="Source_20_Text"><text:span text:style-name="T55">+</text:span></text:span></text:p>
      <text:p text:style-name="P115"><text:span text:style-name="Source_20_Text"><text:span text:style-name="T67">Dans ce fichier, ajouter les metadata sous db-driver, comme ci-dessous :</text:span></text:span></text:p>
      <text:p text:style-name="P114"><text:span text:style-name="Source_20_Text"><text:span text:style-name="T128">vich_uploader</text:span></text:span><text:span text:style-name="Source_20_Text"><text:span text:style-name="T118">:</text:span></text:span></text:p>
      <text:p text:style-name="P139"><text:span text:style-name="T259"><text:tab/>db_driver</text:span>: <text:span text:style-name="T277">orm</text:span></text:p>
      <text:p text:style-name="P139"><text:span text:style-name="T259"><text:tab/>metadata</text:span>:</text:p>
      <text:p text:style-name="P139"><text:span text:style-name="T259"><text:tab/><text:tab/>type</text:span>: <text:span text:style-name="T277">attribute</text:span></text:p>
      <text:p text:style-name="P112"><text:span text:style-name="Source_20_Text"><text:span text:style-name="T55"/></text:span></text:p>
      <text:p text:style-name="P115"><text:span text:style-name="Source_20_Text"><text:span text:style-name="T67">+</text:span></text:span></text:p>
      <text:p text:style-name="P115"><text:span text:style-name="Source_20_Text"><text:span text:style-name="T67"/></text:span></text:p>
      <text:p text:style-name="P112"><text:span text:style-name="Source_20_Text"><text:span text:style-name="T55">Dans ce fichier, dé-commenter les lignes :</text:span></text:span></text:p>
      <text:p text:style-name="P111"><text:span text:style-name="Source_20_Text"><text:span text:style-name="T152">#mappings:</text:span></text:span></text:p>
      <text:p text:style-name="P155">#<text:tab/> products:</text:p>
      <text:p text:style-name="P155"># <text:tab/><text:tab/>uri_prefix: /images/products</text:p>
      <text:p text:style-name="P155"># <text:tab/><text:tab/>upload_destination: '%kernel.project_dir%/public/images/products'</text:p>
      <text:p text:style-name="P156"># <text:tab/><text:tab/>namer: Vich\UploaderBundle\Naming\SmartUniqueNamer</text:p>
      <text:p text:style-name="P156"><text:span text:style-name="Source_20_Text"><text:span text:style-name="T107"/></text:span></text:p>
      <text:p text:style-name="P156"><text:span text:style-name="Source_20_Text"><text:span text:style-name="T107">mappings → Indique au bundle le dossier contenant les fichiers (images, …)</text:span></text:span></text:p>
      <text:p text:style-name="P157"><text:span text:style-name="Source_20_Text"><text:span text:style-name="T105"/></text:span></text:p>
      <text:p text:style-name="P157"><text:span text:style-name="Source_20_Text"><text:span text:style-name="T105">products → Libre → Dans SymRecipe, nous remplaçons « products: » par « recipe_images: »</text:span></text:span></text:p>
      <text:p text:style-name="P157"><text:span text:style-name="Source_20_Text"><text:span text:style-name="T105"/></text:span></text:p>
      <text:p text:style-name="P158"><text:span text:style-name="Source_20_Text"><text:span text:style-name="T105">uri_prefix: /images/products → </text:span></text:span><text:span text:style-name="Source_20_Text"><text:span text:style-name="T106">Chemin de base. Dans SymRecipe, nous remplaçons « </text:span></text:span><text:span text:style-name="Source_20_Text"><text:span text:style-name="T105">/images/products » </text:span></text:span><text:span text:style-name="Source_20_Text"><text:span text:style-name="T106">par « </text:span></text:span><text:span text:style-name="Source_20_Text"><text:span text:style-name="T105">/images/r</text:span></text:span><text:span text:style-name="Source_20_Text"><text:span text:style-name="T108">ecette</text:span></text:span><text:span text:style-name="Source_20_Text"><text:span text:style-name="T105">  »</text:span></text:span></text:p>
      <text:p text:style-name="P157"><text:span text:style-name="Source_20_Text"><text:span text:style-name="T105"/></text:span></text:p>
      <text:p text:style-name="P111"><text:span text:style-name="Source_20_Text"><text:span text:style-name="T55">upload_destination: '%kernel.project_dir%/public/images/</text:span></text:span><text:span text:style-name="Source_20_Text"><text:span text:style-name="T58">products</text:span></text:span><text:span text:style-name="Source_20_Text"><text:span text:style-name="T55">' → </text:span></text:span><text:span text:style-name="Source_20_Text"><text:span text:style-name="T57">Dossier où sont enregistrées les images</text:span></text:span></text:p>
      <text:p text:style-name="P113"><text:span text:style-name="Source_20_Text"><text:span text:style-name="T57">Dans SymRecipe, nous remplaçons « </text:span></text:span><text:span text:style-name="Source_20_Text"><text:span text:style-name="T55">%kernel.project_dir%/public/images/</text:span></text:span><text:span text:style-name="Source_20_Text"><text:span text:style-name="T57">products</text:span></text:span><text:span text:style-name="Source_20_Text"><text:span text:style-name="T55"> » </text:span></text:span><text:span text:style-name="Source_20_Text"><text:span text:style-name="T57">par « </text:span></text:span><text:span text:style-name="Source_20_Text"><text:span text:style-name="T55">%kernel.project_dir%/public/images/rec</text:span></text:span><text:span text:style-name="Source_20_Text"><text:span text:style-name="T58">ette</text:span></text:span><text:span text:style-name="Source_20_Text"><text:span text:style-name="T55"> »</text:span></text:span></text:p>
      <text:p text:style-name="P113"><text:span text:style-name="Source_20_Text"><text:span text:style-name="T55"/></text:span></text:p>
      <text:p text:style-name="P113"><text:span text:style-name="Source_20_Text"><text:span text:style-name="T55">namer: Vich\UploaderBundle\Naming\SmartUniqueNamer → </text:span></text:span><text:span text:style-name="Source_20_Text"><text:span text:style-name="T59">Obligatoire → On ne modifie pas le namer et utilisons le SmartUniqueNamer </text:span></text:span><text:span text:style-name="Source_20_Text"><text:span text:style-name="T60">(namer de base)</text:span></text:span></text:p>
      <text:p text:style-name="P113"><text:span text:style-name="Source_20_Text"><text:span text:style-name="T60"/></text:span></text:p>
      <text:p text:style-name="P105"><text:span text:style-name="Source_20_Text"><text:span text:style-name="T62">+</text:span></text:span></text:p>
      <text:p text:style-name="P113"><text:span text:style-name="Source_20_Text"><text:span text:style-name="T60"/></text:span></text:p>
      <text:p text:style-name="P113"><text:span text:style-name="Source_20_Text"><text:span text:style-name="T59">On ajoute ensuite :</text:span></text:span><text:span text:style-name="Source_20_Text"><text:span text:style-name="T61"> </text:span></text:span><text:span text:style-name="Source_20_Text"><text:span text:style-name="T117">#[Vich\Uploadable]</text:span></text:span><text:span text:style-name="Source_20_Text"><text:span text:style-name="T59"> </text:span></text:span><text:span text:style-name="Source_20_Text"><text:span text:style-name="T61">dans le fichier de l’entité (ici, Recipe.php), juste au dessus de la class</text:span></text:span></text:p>
      <text:p text:style-name="P113"><text:span text:style-name="Source_20_Text"><text:span text:style-name="T61"/></text:span></text:p>
      <text:p text:style-name="P105"><text:span text:style-name="Source_20_Text"><text:span text:style-name="T62">+</text:span></text:span></text:p>
      <text:p text:style-name="P105"><text:span text:style-name="Source_20_Text"><text:span text:style-name="T62"/></text:span></text:p>
      <text:p text:style-name="P105"><text:span text:style-name="Source_20_Text"><text:span text:style-name="T62">On importe les class pour faire fonctionner le bundle :</text:span></text:span></text:p>
      <text:p text:style-name="P104"><text:span text:style-name="Source_20_Text"><text:span text:style-name="T154">use Symfony\Component\HttpFoundation\File\File;</text:span></text:span></text:p>
      <text:p text:style-name="P88">use Vich\UploaderBundle\Mapping\Annotation as Vich;</text:p>
      <text:p text:style-name="P105"><text:span text:style-name="Source_20_Text"><text:span text:style-name="T62"/></text:span></text:p>
      <text:p text:style-name="P105"><text:span text:style-name="Source_20_Text"><text:span text:style-name="T62">+</text:span></text:span></text:p>
      <text:p text:style-name="P105"><text:span text:style-name="Source_20_Text"><text:span text:style-name="T62"/></text:span></text:p>
      <text:p text:style-name="P108"><text:span text:style-name="Source_20_Text"><text:span text:style-name="T63">On copie ensuite les parties imageFile et imageName :</text:span></text:span></text:p>
      <text:p text:style-name="P107"><text:span text:style-name="Source_20_Text"><text:span text:style-name="T158"><text:s text:c="4"/></text:span></text:span><text:span text:style-name="Source_20_Text"><text:span text:style-name="T155">// NOTE: This is not a mapped field of entity metadata, just a simple property.</text:span></text:span></text:p>
      <text:p text:style-name="P89"><text:s text:c="4"/><text:span text:style-name="T288">#[Vich\UploadableField(mapping: 'products', fileNameProperty: 'imageName', size: 'imageSize')]</text:span></text:p>
      <text:p text:style-name="P89"><text:soft-page-break/><text:s text:c="4"/><text:span text:style-name="T288">private ?File $imageFile = null;</text:span></text:p>
      <text:p text:style-name="P150"/>
      <text:p text:style-name="P89"><text:s text:c="4"/><text:span text:style-name="T288">#[ORM\Column(nullable: true)]</text:span></text:p>
      <text:p text:style-name="P89"><text:s text:c="4"/><text:span text:style-name="T288">private ?string $imageName = null;</text:span></text:p>
      <text:p text:style-name="P88"/>
      <text:p text:style-name="P151"><text:span text:style-name="Source_20_Text"><text:span text:style-name="T63">Que l’on ajoute juste en-dessous de la partie (paramétrage) $name, </text:span></text:span><text:span text:style-name="Source_20_Text"><text:span text:style-name="T64">en paramétrant selon notre projet (voir SymRecipe). </text:span></text:span><text:span text:style-name="Source_20_Text"><text:span text:style-name="T65">Par exemple, en remplaçant ‘product_image’ par ‘recipe_images’ et en supprimant la partie size: 'imageSize' si non nécéssaire.</text:span></text:span></text:p>
      <text:p text:style-name="P151"><text:span text:style-name="Source_20_Text"><text:span text:style-name="T65"/></text:span></text:p>
      <text:p text:style-name="P152"><text:span text:style-name="Source_20_Text"><text:span text:style-name="T66">+</text:span></text:span></text:p>
      <text:p text:style-name="P152"><text:span text:style-name="Source_20_Text"><text:span text:style-name="T66"/></text:span></text:p>
      <text:p text:style-name="P152"><text:span text:style-name="Source_20_Text"><text:span text:style-name="T66">On récupère ensuite <text:s/>les Getter et Setter pour les propriété utiliser (ici imageName et imageFile), que l’on peut trouver dans le lien Git et on les intègre dans notre fichier Entity (Recipe.php)</text:span></text:span></text:p>
      <text:p text:style-name="P152"><text:span text:style-name="Source_20_Text"><text:span text:style-name="T66"/></text:span></text:p>
      <text:p text:style-name="P152"><text:span text:style-name="Source_20_Text"><text:span text:style-name="T66"/></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68">Pour paramétrer l’envoi de mail automatique, nous avons besoin d’un MAILER_DSN.</text:span></text:span></text:p>
      <text:p text:style-name="P125"><text:span text:style-name="Source_20_Text"><text:span text:style-name="T68"/></text:span></text:p>
      <text:p text:style-name="P125"><text:span text:style-name="Source_20_Text"><text:span text:style-name="T68">Dans le fichier .env.dev.local (ou .env si .env.dev.local n’existe pas), il faut ajouter la ligne MAILER_DSN</text:span></text:span></text:p>
      <text:p text:style-name="P125"><text:span text:style-name="Source_20_Text"><text:span text:style-name="T68">Cette ligne est disponible sur le site MailTrap → Email Testing → Inboxes → My Inbox → dans le menu déroulant sélectionner Symfony et copier la ligne MAILER_DSN</text:span></text:span></text:p>
      <text:p text:style-name="P125"><text:span text:style-name="Source_20_Text"><text:span text:style-name="T68"/></text:span></text:p>
      <text:p text:style-name="P125"><text:span text:style-name="Source_20_Text"><text:span text:style-name="T68">Disponible à cette adresse :</text:span></text:span></text:p>
      <text:p text:style-name="P125"><text:a xlink:type="simple" xlink:href="https://mailtrap.io/inboxes/2195481/messages" text:style-name="Internet_20_link" text:visited-style-name="Visited_20_Internet_20_Link"><text:span text:style-name="Source_20_Text"><text:span text:style-name="T68">https://mailtrap.io/inboxes/2195481/messages</text:span></text:span></text:a></text:p>
      <text:p text:style-name="P125"><text:span text:style-name="Source_20_Text"><text:span text:style-name="T68"/></text:span></text:p>
      <text:p text:style-name="P117"><text:span text:style-name="Source_20_Text"><text:span text:style-name="T70">Dans le fichier messenger.yaml, commenter la ligne :</text:span></text:span></text:p>
      <text:p text:style-name="P116"><text:span text:style-name="Source_20_Text"><text:span text:style-name="T153"># Symfony\Component\Mailer\Messenger\SendEmailMessage: async</text:span></text:span></text:p>
      <text:p text:style-name="P117"><text:span text:style-name="Source_20_Text"><text:span text:style-name="T70">Pour que les mails partent directement dans la boite de réception du site MailTrap, sans passer par la BDD.</text:span></text:span></text:p>
      <text:p text:style-name="P117"><text:span text:style-name="Source_20_Text"><text:span text:style-name="T70"/></text:span></text:p>
      <text:p text:style-name="P117"><text:span text:style-name="Source_20_Text"><text:span text:style-name="T70">Si cette ligne n’est pas commentée, il faut utiliser la commande (dans le terminal) :</text:span></text:span></text:p>
      <text:p text:style-name="P117">php bin/console messenger:consume -vv</text:p>
      <text:p text:style-name="P161">+</text:p>
      <text:p text:style-name="P161">0 ou 1 (selon le cas)</text:p>
      <text:p text:style-name="P161"/>
      <text:p text:style-name="P161"><text:soft-page-break/><text:span text:style-name="Source_20_Text"><text:span text:style-name="T56">Pour que les mails envoyés arrivent dans la boite de réception de MailTrap car ils sont stockés avant dans la BDD (et sont ensuite supprimés et partent sur MailTrap).</text:span></text:span></text:p>
      <text:p text:style-name="P117"><text:span text:style-name="Source_20_Text"><text:span text:style-name="T68"/></text:span></text:p>
      <text:p text:style-name="P125"><text:span text:style-name="Source_20_Text"><text:span text:style-name="T68">Ensuite, le reste du code est dispo sur la doc Symfony (dans Creating &amp; Sending Messages).</text:span></text:span></text:p>
      <text:p text:style-name="P125"><text:span text:style-name="Source_20_Text"><text:span text:style-name="T68">Le code est à placer dans le Controller de Contact (par exemple), après le persist / flush de $contact.</text:span></text:span></text:p>
      <text:p text:style-name="P125"><text:span text:style-name="Source_20_Text"><text:span text:style-name="T68"/></text:span></text:p>
      <text:p text:style-name="P126"><text:span text:style-name="Source_20_Text"><text:span text:style-name="T68">/!</text:span></text:span><text:span text:style-name="Source_20_Text"><text:span text:style-name="T69">\ <text:s/>Penser à copier également les lignes « use » pour MailerInterface et Email </text:span></text:span><text:span text:style-name="Source_20_Text"><text:span text:style-name="T72">(Email, que l’on supprimera plus tard si nous utilisons htmlTemplate('emails/signup.html.twig') (template de Symfony) avec use Symfony\Bridge\Twig\Mime\TemplatedEmail;) </text:span></text:span><text:span text:style-name="Source_20_Text"><text:span text:style-name="T69">/!\</text:span></text:span></text:p>
      <text:p text:style-name="P125"><text:span text:style-name="Source_20_Text"><text:span text:style-name="T69"/></text:span></text:p>
      <text:p text:style-name="P125"><text:span text:style-name="Source_20_Text"><text:span text:style-name="T69"/></text:span></text:p>
      <text:p text:style-name="P117"><text:span text:style-name="Source_20_Text"><text:span text:style-name="T52">Si MailTrap est indisponible</text:span></text:span><text:span text:style-name="Source_20_Text"><text:span text:style-name="T70"> (ou tout autre site du même type), il est possible d’utiliser MailHog, qui lui passe par le réseau local et non par internet.</text:span></text:span></text:p>
      <text:p text:style-name="P117"><text:span text:style-name="Source_20_Text"><text:span text:style-name="T70"/></text:span></text:p>
      <text:p text:style-name="P117"><text:span text:style-name="Source_20_Text"><text:span text:style-name="T70">Pour installer MailHog via le terminal, il faut au préalable installer GO :</text:span></text:span></text:p>
      <text:p text:style-name="P117"><text:span text:style-name="Source_20_Text"><text:span text:style-name="T70"/></text:span></text:p>
      <text:p text:style-name="P117"><text:span text:style-name="Source_20_Text"><text:span text:style-name="T70">$ sudo apt-get -y install golang-go</text:span></text:span></text:p>
      <text:p text:style-name="P117"><text:span text:style-name="Source_20_Text"><text:span text:style-name="T70">+</text:span></text:span></text:p>
      <text:p text:style-name="P117"><text:span text:style-name="Source_20_Text"><text:span text:style-name="T70">mdp</text:span></text:span></text:p>
      <text:p text:style-name="P117"><text:span text:style-name="Source_20_Text"><text:span text:style-name="T70"/></text:span></text:p>
      <text:p text:style-name="P117"><text:span text:style-name="Source_20_Text"><text:span text:style-name="T70">Puis, installer la dernière version de MailHog :</text:span></text:span></text:p>
      <text:p text:style-name="P117"><text:span text:style-name="Source_20_Text"><text:span text:style-name="T70"/></text:span></text:p>
      <text:p text:style-name="P117"><text:span text:style-name="Source_20_Text"><text:span text:style-name="T70">$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70"/></text:span></text:p>
      <text:p text:style-name="P119"><text:span text:style-name="Source_20_Text"><text:span text:style-name="T71">Vérifier que MailHog est bien installé et est trouvable :</text:span></text:span></text:p>
      <text:p text:style-name="P119"><text:span text:style-name="Source_20_Text"><text:span text:style-name="T71"/></text:span></text:p>
      <text:p text:style-name="P119"><text:span text:style-name="Source_20_Text"><text:span text:style-name="T71">$ ~/go/bin/MailHog</text:span></text:span></text:p>
      <text:p text:style-name="P119"><text:span text:style-name="Source_20_Text"><text:span text:style-name="T70"/></text:span></text:p>
      <text:p text:style-name="P119"><text:span text:style-name="Source_20_Text"><text:span text:style-name="T71">Déplacer MailHog dans « usr/local/bin/Mailhog » :</text:span></text:span></text:p>
      <text:p text:style-name="P119"><text:span text:style-name="Source_20_Text"><text:span text:style-name="T71"/></text:span></text:p>
      <text:p text:style-name="P119"><text:span text:style-name="Source_20_Text"><text:span text:style-name="T71">$ sudo cp ~/go/bin/MailHog /usr/local/bin/Mailhog</text:span></text:span></text:p>
      <text:p text:style-name="P119"><text:span text:style-name="Source_20_Text"><text:span text:style-name="T71"/></text:span></text:p>
      <text:p text:style-name="P119"><text:span text:style-name="Source_20_Text"><text:span text:style-name="T71">Lancer MailHog :</text:span></text:span></text:p>
      <text:p text:style-name="P119"><text:span text:style-name="Source_20_Text"><text:span text:style-name="T71"/></text:span></text:p>
      <text:p text:style-name="P119"><text:span text:style-name="Source_20_Text"><text:span text:style-name="T71">$ Mailhog</text:span></text:span></text:p>
      <text:p text:style-name="P119"><text:span text:style-name="Source_20_Text"><text:span text:style-name="T71"/></text:span></text:p>
      <text:p text:style-name="P119"><text:span text:style-name="Source_20_Text"><text:span text:style-name="T71">Dans Symfony, vérifier le fichier .env.dev..local (ou .env) et mettre:</text:span></text:span></text:p>
      <text:p text:style-name="P119"><text:span text:style-name="Source_20_Text"><text:span text:style-name="T71"/></text:span></text:p>
      <text:p text:style-name="P118"><text:span text:style-name="Source_20_Text"><text:span text:style-name="T136">MAILER_DSN</text:span></text:span><text:span text:style-name="Source_20_Text"><text:span text:style-name="T119">=</text:span></text:span><text:span text:style-name="Source_20_Text"><text:span text:style-name="T144">smtp://localhost:</text:span></text:span><text:span text:style-name="Source_20_Text"><text:span text:style-name="T159">1025</text:span></text:span></text:p>
      <text:p text:style-name="P118"><text:span text:style-name="Source_20_Text"><text:span text:style-name="T159"/></text:span></text:p>
      <text:p text:style-name="P118"><text:span text:style-name="Source_20_Text"><text:span text:style-name="T71">Si une ligne MAILER_DSN existe déjà, remplacer la par la ligne ci-dessus</text:span></text:span></text:p>
      <text:p text:style-name="P119"><text:soft-page-break/><text:span text:style-name="Source_20_Text"><text:span text:style-name="T71"/></text:span></text:p>
      <text:p text:style-name="P119"><text:span text:style-name="Source_20_Text"><text:span text:style-name="T71"/></text:span></text:p>
      <text:p text:style-name="P119"><text:span text:style-name="Source_20_Text"><text:span text:style-name="T71"/></text:span></text:p>
      <text:p text:style-name="P119"><text:span text:style-name="Source_20_Text"><text:span text:style-name="T71">Lancer MailHog dans le navigateur (entrer cette adresse dans le navigateur) :</text:span></text:span></text:p>
      <text:p text:style-name="P119"><text:span text:style-name="Source_20_Text"><text:span text:style-name="T71"/></text:span></text:p>
      <text:p text:style-name="P119"><text:a xlink:type="simple" xlink:href="http://0.0.0.0:8025/" text:style-name="Internet_20_link" text:visited-style-name="Visited_20_Internet_20_Link"><text:span text:style-name="Source_20_Text"><text:span text:style-name="T71">http://0.0.0.0:8025/</text:span></text:span></text:a></text:p>
      <text:p text:style-name="P119"><text:span text:style-name="Source_20_Text"><text:span text:style-name="T71"/></text:span></text:p>
      <text:p text:style-name="P119"><text:span text:style-name="Source_20_Text"><text:span text:style-name="T71"/></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3">KarserRecaptcha3Bundle</text:span></text:span></text:p>
      <text:p text:style-name="P127"><text:span text:style-name="Source_20_Text"><text:span text:style-name="T73"/></text:span></text:p>
      <text:p text:style-name="P127"><text:span text:style-name="Source_20_Text"><text:span text:style-name="T73">Installation :</text:span></text:span></text:p>
      <text:p text:style-name="P127"><text:span text:style-name="Source_20_Text"><text:span text:style-name="T73"/></text:span></text:p>
      <text:p text:style-name="P129"><text:span text:style-name="Source_20_Text"><text:span text:style-name="T75">Dans le terminal</text:span></text:span></text:p>
      <text:p text:style-name="P117"><text:span text:style-name="Source_20_Text"><text:span text:style-name="T156">co</text:span></text:span><text:span text:style-name="Source_20_Text"><text:span text:style-name="T157">m</text:span></text:span><text:span text:style-name="Source_20_Text"><text:span text:style-name="T156">poser require karser/karser-recaptcha3-bundle</text:span></text:span></text:p>
      <text:p text:style-name="P127"><text:span text:style-name="Source_20_Text"><text:span text:style-name="T73">+</text:span></text:span></text:p>
      <text:p text:style-name="P127"><text:span text:style-name="Source_20_Text"><text:span text:style-name="T73">n</text:span></text:span></text:p>
      <text:p text:style-name="P127"><text:span text:style-name="Source_20_Text"><text:span text:style-name="T73">(reCaptcha Google)</text:span></text:span></text:p>
      <text:p text:style-name="P127"><text:span text:style-name="Source_20_Text"><text:span text:style-name="T73">+</text:span></text:span></text:p>
      <text:p text:style-name="P127"><text:span text:style-name="Source_20_Text"><text:span text:style-name="T73">y</text:span></text:span></text:p>
      <text:p text:style-name="P127"><text:span text:style-name="Source_20_Text"><text:span text:style-name="T73">(reCaptcha Karser)</text:span></text:span></text:p>
      <text:p text:style-name="P128"><text:span text:style-name="Source_20_Text"><text:span text:style-name="T74">+</text:span></text:span></text:p>
      <text:p text:style-name="P128"><text:span text:style-name="Source_20_Text"><text:span text:style-name="T74">Le fichier karser_recaptcha3.yaml est créé</text:span></text:span></text:p>
      <text:p text:style-name="P129"><text:span text:style-name="Source_20_Text"><text:span text:style-name="T75">+</text:span></text:span></text:p>
      <text:p text:style-name="P129"><text:span text:style-name="Source_20_Text"><text:span text:style-name="T75">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75">+</text:span></text:span></text:p>
      <text:p text:style-name="P129"><text:span text:style-name="Source_20_Text"><text:span text:style-name="T75">Cliquer sur : </text:span></text:span><text:a xlink:type="simple" xlink:href="https://www.google.com/recaptcha/admin/create?hl=fr" text:style-name="Internet_20_link" text:visited-style-name="Visited_20_Internet_20_Link"><text:span text:style-name="Source_20_Text"><text:span text:style-name="T110">console d'administration reCAPTCHA</text:span></text:span></text:a></text:p>
      <text:p text:style-name="P129"><text:span text:style-name="Source_20_Text"><text:span text:style-name="T75">+</text:span></text:span></text:p>
      <text:p text:style-name="P129"><text:span text:style-name="Source_20_Text"><text:span text:style-name="T75">Mettre un Libellé (exemple : SymRecipe)</text:span></text:span></text:p>
      <text:p text:style-name="P129"><text:span text:style-name="Source_20_Text"><text:span text:style-name="T75">+</text:span></text:span></text:p>
      <text:p text:style-name="P129"><text:span text:style-name="Source_20_Text"><text:span text:style-name="T75">Mettre en Type de reCaptcha : Sur la base d’un score (v3)</text:span></text:span></text:p>
      <text:p text:style-name="P129"><text:span text:style-name="Source_20_Text"><text:span text:style-name="T75">+</text:span></text:span></text:p>
      <text:p text:style-name="P129"><text:span text:style-name="Source_20_Text"><text:span text:style-name="T75">Mettre en nom de domaine : localhost </text:span></text:span><text:span text:style-name="Source_20_Text"><text:span text:style-name="T76">(et, optionnel, 127.0.0.1)</text:span></text:span></text:p>
      <text:p text:style-name="P129"><text:span text:style-name="Source_20_Text"><text:span text:style-name="T75">+</text:span></text:span></text:p>
      <text:p text:style-name="P129"><text:span text:style-name="Source_20_Text"><text:span text:style-name="T75">Cocher la case : J'accepte les Conditions d'utilisation de Google Cloud Platform</text:span></text:span><text:span text:style-name="Source_20_Text"><text:span text:style-name="T111">, ainsi que celles de </text:span></text:span><text:a xlink:type="simple" xlink:href="https://console.cloud.google.com/terms" office:target-frame-name="_blank" xlink:show="new" text:style-name="Internet_20_link" text:visited-style-name="Visited_20_Internet_20_Link"><text:span text:style-name="Source_20_Text"><text:span text:style-name="T75">l'ensemble des API et services concernés</text:span></text:span></text:a><text:span text:style-name="Source_20_Text"><text:span text:style-name="T111">.</text:span></text:span></text:p>
      <text:p text:style-name="P129"><text:span text:style-name="Source_20_Text"><text:span text:style-name="T75">+</text:span></text:span></text:p>
      <text:p text:style-name="P129"><text:span text:style-name="Source_20_Text"><text:span text:style-name="T75">Envoyer</text:span></text:span></text:p>
      <text:p text:style-name="P129"><text:span text:style-name="Source_20_Text"><text:span text:style-name="T75">+</text:span></text:span></text:p>
      <text:p text:style-name="P129"><text:span text:style-name="Source_20_Text"><text:span text:style-name="T75">Copier la clé du site </text:span></text:span></text:p>
      <text:p text:style-name="P129"><text:span text:style-name="Source_20_Text"><text:span text:style-name="T75">+</text:span></text:span></text:p>
      <text:p text:style-name="P129"><text:span text:style-name="Source_20_Text"><text:span text:style-name="T75">Coller la clé dans le fichier .env, après RECAPTCHA3_KEY=</text:span></text:span></text:p>
      <text:p text:style-name="P129"><text:span text:style-name="Source_20_Text"><text:span text:style-name="T75">+</text:span></text:span></text:p>
      <text:p text:style-name="P129"><text:soft-page-break/><text:span text:style-name="Source_20_Text"><text:span text:style-name="T75">Copier la clé secrète</text:span></text:span></text:p>
      <text:p text:style-name="P129"><text:span text:style-name="Source_20_Text"><text:span text:style-name="T75">+</text:span></text:span></text:p>
      <text:p text:style-name="P182"><text:span text:style-name="Source_20_Text"><text:span text:style-name="T75">Coller la clé secrète dans le fichier .env, après RECAPTCHA3_SECRET=</text:span></text:span><text:line-break/><text:span text:style-name="Source_20_Text"><text:span text:style-name="T75">+</text:span></text:span></text:p>
      <text:p text:style-name="P182"><text:span text:style-name="Source_20_Text"><text:span text:style-name="T101">Dans config/packages/karser_recaptcha3.yaml :</text:span></text:span></text:p>
      <text:p text:style-name="P173"><text:span text:style-name="Source_20_Text"><text:span text:style-name="T102">Vérifier</text:span></text:span><text:span text:style-name="Source_20_Text"><text:span text:style-name="T101"> la ligne « enabled : </text:span></text:span><text:span text:style-name="Source_20_Text"><text:span text:style-name="T102">true</text:span></text:span><text:span text:style-name="Source_20_Text"><text:span text:style-name="T101">» (pour les tests, mettre </text:span></text:span><text:span text:style-name="Source_20_Text"><text:span text:style-name="T102">false.</text:span></text:span><text:span text:style-name="Source_20_Text"><text:span text:style-name="T101"> </text:span></text:span><text:span text:style-name="Source_20_Text"><text:span text:style-name="T102">U</text:span></text:span><text:span text:style-name="Source_20_Text"><text:span text:style-name="T101">ne fois les tests finis, </text:span></text:span><text:span text:style-name="Source_20_Text"><text:span text:style-name="T102">remettre à true</text:span></text:span><text:span text:style-name="Source_20_Text"><text:span text:style-name="T101">)</text:span></text:span></text:p>
      <text:p text:style-name="P173"><text:span text:style-name="Source_20_Text"><text:span text:style-name="T102">+</text:span></text:span></text:p>
      <text:p text:style-name="P160"><text:span text:style-name="Source_20_Text"><text:span text:style-name="T75">Ajouter dans notre formulaire ( exemple : ContactType.php) :</text:span></text:span></text:p>
      <text:p text:style-name="P159"><text:span text:style-name="Source_20_Text"><text:span text:style-name="T120">-&gt;</text:span></text:span><text:span text:style-name="Source_20_Text"><text:span text:style-name="T161">add</text:span></text:span><text:span text:style-name="Source_20_Text"><text:span text:style-name="T120">(</text:span></text:span><text:span text:style-name="Source_20_Text"><text:span text:style-name="T145">'captcha'</text:span></text:span><text:span text:style-name="Source_20_Text"><text:span text:style-name="T120">, </text:span></text:span><text:span text:style-name="Source_20_Text"><text:span text:style-name="T163">Recaptcha3Type</text:span></text:span><text:span text:style-name="Source_20_Text"><text:span text:style-name="T120">::</text:span></text:span><text:span text:style-name="Source_20_Text"><text:span text:style-name="T129">class</text:span></text:span><text:span text:style-name="Source_20_Text"><text:span text:style-name="T120">, [</text:span></text:span></text:p>
      <text:p text:style-name="P139"><text:span text:style-name="T277"><text:tab/>'constraints'</text:span> =&gt; <text:span text:style-name="T259">new</text:span> <text:span text:style-name="T265">Recaptcha3</text:span>(),</text:p>
      <text:p text:style-name="P139"><text:span text:style-name="T277"><text:tab/>'action_name'</text:span> =&gt; <text:span text:style-name="T277">'homepage'</text:span>,</text:p>
      <text:p text:style-name="P139"><text:span text:style-name="T277"><text:tab/>'script_nonce_csp'</text:span> =&gt; <text:span text:style-name="T280">$nonceCSP</text:span>,</text:p>
      <text:p text:style-name="P139"><text:span text:style-name="T277"><text:tab/>'locale'</text:span> =&gt; <text:span text:style-name="T277">'de'</text:span>,</text:p>
      <text:p text:style-name="P139">])</text:p>
      <text:p text:style-name="P139"/>
      <text:p text:style-name="P144"><text:span text:style-name="Source_20_Text"><text:span text:style-name="T109">Les 2 dernières lignes du ‘add’ ne sont pas obligatoires...</text:span></text:span></text:p>
      <text:p text:style-name="P160"><text:span text:style-name="Source_20_Text"><text:span text:style-name="T75"/></text:span></text:p>
      <text:p text:style-name="P160"><text:span text:style-name="Source_20_Text"><text:span text:style-name="T75"/></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77">Pour voir tous les services disponible sur Symfony :</text:span></text:span></text:p>
      <text:p text:style-name="P130"><text:span text:style-name="Source_20_Text"><text:span text:style-name="T77">php bin/console debug :autowiring --all</text:span></text:span></text:p>
      <text:p text:style-name="P130"><text:span text:style-name="Source_20_Text"><text:span text:style-name="T77"/></text:span></text:p>
      <text:p text:style-name="P131"><text:span text:style-name="Source_20_Text"><text:span text:style-name="T78">Pour trouver les services par « thèmes », exemple pour les mails :</text:span></text:span></text:p>
      <text:p text:style-name="P131"><text:span text:style-name="Source_20_Text"><text:span text:style-name="T77">php bin/console debug :autowiring </text:span></text:span><text:span text:style-name="Source_20_Text"><text:span text:style-name="T78">mail</text:span></text:span></text:p>
      <text:p text:style-name="P131"><text:span text:style-name="Source_20_Text"><text:span text:style-name="T78"/></text:span></text:p>
      <text:p text:style-name="P131"><text:span text:style-name="Source_20_Text"><text:span text:style-name="T78"/></text:span></text:p>
      <text:p text:style-name="P132"><text:span text:style-name="Source_20_Text"><text:span text:style-name="T53">Pour créer un service :</text:span></text:span></text:p>
      <text:p text:style-name="P132"><text:span text:style-name="Source_20_Text"><text:span text:style-name="T79"/></text:span></text:p>
      <text:p text:style-name="P132"><text:span text:style-name="Source_20_Text"><text:span text:style-name="T79">On créé un nouveau dossier dans src, « service » </text:span></text:span></text:p>
      <text:p text:style-name="P132"><text:span text:style-name="Source_20_Text"><text:span text:style-name="T79"/></text:span></text:p>
      <text:p text:style-name="P132"><text:span text:style-name="Source_20_Text"><text:span text:style-name="T79">Puis, par exemple, un nouveau fichier « MailService.php »</text:span></text:span></text:p>
      <text:p text:style-name="P132"><text:span text:style-name="Source_20_Text"><text:span text:style-name="T79"/></text:span></text:p>
      <text:p text:style-name="P133"><text:span text:style-name="Source_20_Text"><text:span text:style-name="T80">On donne le namespace : App\Service</text:span></text:span></text:p>
      <text:p text:style-name="P133"><text:span text:style-name="Source_20_Text"><text:span text:style-name="T80"/></text:span></text:p>
      <text:p text:style-name="P133"><text:span text:style-name="Source_20_Text"><text:span text:style-name="T80">On créé la class MailService</text:span></text:span></text:p>
      <text:p text:style-name="P133"><text:span text:style-name="Source_20_Text"><text:span text:style-name="T80"/></text:span></text:p>
      <text:p text:style-name="P134"><text:span text:style-name="Source_20_Text"><text:span text:style-name="T82">Pour la suite, v</text:span></text:span><text:span text:style-name="Source_20_Text"><text:span text:style-name="T81">oir </text:span></text:span><text:span text:style-name="Source_20_Text"><text:span text:style-name="T80">MailService.</text:span></text:span><text:span text:style-name="Source_20_Text"><text:span text:style-name="T82">php et ContactController.php sur</text:span></text:span><text:span text:style-name="Source_20_Text"><text:span text:style-name="T81"> SymRecipe…</text:span></text:span></text:p>
      <text:p text:style-name="P134"><text:span text:style-name="Source_20_Text"><text:span text:style-name="T81"/></text:span></text:p>
      <text:p text:style-name="P134"><text:span text:style-name="Source_20_Text"><text:span text:style-name="T81"/></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3">Installation : $ </text:span></text:span><text:span text:style-name="Source_20_Text"><text:span text:style-name="T112">composer require easycorp/easyadmin-bundle</text:span></text:span></text:p>
      <text:p text:style-name="P135"><text:soft-page-break/><text:span text:style-name="Source_20_Text"><text:span text:style-name="T83"/></text:span></text:p>
      <text:p text:style-name="P135"><text:span text:style-name="Source_20_Text"><text:span text:style-name="T83">Création des DashBoard : $ php bin/console make:admin:dashboard</text:span></text:span></text:p>
      <text:p text:style-name="P135"><text:span text:style-name="Source_20_Text"><text:span text:style-name="T83">+</text:span></text:span></text:p>
      <text:p text:style-name="P135"><text:span text:style-name="Source_20_Text"><text:span text:style-name="T83">Entrer le nom du dashboard (si ok avec DashboardContoller → Entrée)</text:span></text:span></text:p>
      <text:p text:style-name="P135"><text:span text:style-name="Source_20_Text"><text:span text:style-name="T83">+</text:span></text:span></text:p>
      <text:p text:style-name="P135"><text:span text:style-name="Source_20_Text"><text:span text:style-name="T83">Si ok avec src/Controller/Admin/ → Entrée</text:span></text:span></text:p>
      <text:p text:style-name="P136"><text:span text:style-name="Source_20_Text"><text:span text:style-name="T84">+</text:span></text:span></text:p>
      <text:p text:style-name="P136"><text:span text:style-name="Source_20_Text"><text:span text:style-name="T84">Le fichier DashboardController.</text:span></text:span><text:span text:style-name="Source_20_Text"><text:span text:style-name="T85">php</text:span></text:span><text:span text:style-name="Source_20_Text"><text:span text:style-name="T84"> est créé</text:span></text:span></text:p>
      <text:p text:style-name="P121"><text:span text:style-name="Source_20_Text"><text:span text:style-name="T85">+</text:span></text:span></text:p>
      <text:p text:style-name="P121"><text:span text:style-name="Source_20_Text"><text:span text:style-name="T85">Voir les modifications du DashboardController et la création du template admin/dashboard.html.twig dans SymRecipe</text:span></text:span></text:p>
      <text:p text:style-name="P121"><text:span text:style-name="Source_20_Text"><text:span text:style-name="T85">+</text:span></text:span></text:p>
      <text:p text:style-name="P121"><text:span text:style-name="Source_20_Text"><text:span text:style-name="T85">En première ligne de dashboard.html.twig, mettre :</text:span></text:span></text:p>
      <text:p text:style-name="P120"><text:span text:style-name="Source_20_Text"><text:span text:style-name="T121">{% </text:span></text:span><text:span text:style-name="Source_20_Text"><text:span text:style-name="T165">extends</text:span></text:span><text:span text:style-name="Source_20_Text"><text:span text:style-name="T121"> </text:span></text:span><text:span text:style-name="Source_20_Text"><text:span text:style-name="T146">'@EasyAdmin/page/content.html.twig'</text:span></text:span><text:span text:style-name="Source_20_Text"><text:span text:style-name="T121"> %}</text:span></text:span></text:p>
      <text:p text:style-name="P137"><text:span text:style-name="Source_20_Text"><text:span text:style-name="T86">(Mise en page de base d’EasyAdmin)</text:span></text:span></text:p>
      <text:p text:style-name="P137"><text:span text:style-name="Source_20_Text"><text:span text:style-name="T86">+</text:span></text:span></text:p>
      <text:p text:style-name="P137"><text:span text:style-name="Source_20_Text"><text:span text:style-name="T86">La configuration et personnalisation du dashboard ce fait dans le controller.</text:span></text:span></text:p>
      <text:p text:style-name="P137"><text:span text:style-name="Source_20_Text"><text:span text:style-name="T86">Toutes les options de configuration sont disponible ici :</text:span></text:span></text:p>
      <text:p text:style-name="P137"><text:span text:style-name="Source_20_Text"><text:span text:style-name="T86">https://symfony.com/bundles/EasyAdminBundle/current/dashboards.html</text:span></text:span></text:p>
      <text:p text:style-name="P123"><text:span text:style-name="Source_20_Text"><text:span text:style-name="T87">+</text:span></text:span></text:p>
      <text:p text:style-name="P123"><text:span text:style-name="Source_20_Text"><text:span text:style-name="T87">Pour conserver la mise en page du panneau d’administration, il faut utiliser un block « content » au lieu d’un block « body »</text:span></text:span></text:p>
      <text:p text:style-name="P122"><text:span text:style-name="Source_20_Text"><text:span text:style-name="T122">{% </text:span></text:span><text:span text:style-name="Source_20_Text"><text:span text:style-name="T166">block</text:span></text:span><text:span text:style-name="Source_20_Text"><text:span text:style-name="T122"> </text:span></text:span><text:span text:style-name="Source_20_Text"><text:span text:style-name="T137">content</text:span></text:span><text:span text:style-name="Source_20_Text"><text:span text:style-name="T122"> %}</text:span></text:span></text:p>
      <text:p text:style-name="P122"><text:span text:style-name="Source_20_Text"><text:span text:style-name="T87">+</text:span></text:span></text:p>
      <text:p text:style-name="P122"><text:span text:style-name="Source_20_Text"><text:span text:style-name="T87">Décommenter cette ligne dans le Controller :</text:span></text:span></text:p>
      <text:p text:style-name="P122"><text:span text:style-name="Source_20_Text"><text:span text:style-name="T166">yield</text:span></text:span><text:span text:style-name="Source_20_Text"><text:span text:style-name="T122"> </text:span></text:span><text:span text:style-name="Source_20_Text"><text:span text:style-name="T164">MenuItem</text:span></text:span><text:span text:style-name="Source_20_Text"><text:span text:style-name="T122">::</text:span></text:span><text:span text:style-name="Source_20_Text"><text:span text:style-name="T162">linkToCrud</text:span></text:span><text:span text:style-name="Source_20_Text"><text:span text:style-name="T122">(</text:span></text:span><text:span text:style-name="Source_20_Text"><text:span text:style-name="T147">'The Label'</text:span></text:span><text:span text:style-name="Source_20_Text"><text:span text:style-name="T122">, </text:span></text:span><text:span text:style-name="Source_20_Text"><text:span text:style-name="T147">'fas fa-list'</text:span></text:span><text:span text:style-name="Source_20_Text"><text:span text:style-name="T122">, </text:span></text:span><text:span text:style-name="Source_20_Text"><text:span text:style-name="T164">EntityClass</text:span></text:span><text:span text:style-name="Source_20_Text"><text:span text:style-name="T122">::</text:span></text:span><text:span text:style-name="Source_20_Text"><text:span text:style-name="T130">class</text:span></text:span><text:span text:style-name="Source_20_Text"><text:span text:style-name="T122">);</text:span></text:span></text:p>
      <text:p text:style-name="P122"><text:span text:style-name="Source_20_Text"><text:span text:style-name="T87">(pour les liens avec le CRUD)</text:span></text:span></text:p>
      <text:p text:style-name="P122"><text:span text:style-name="Source_20_Text"><text:span text:style-name="T87">+</text:span></text:span></text:p>
      <text:p text:style-name="P122"><text:span text:style-name="Source_20_Text"><text:span text:style-name="T87">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87">)</text:span></text:span></text:p>
      <text:p text:style-name="P124"><text:span text:style-name="Source_20_Text"><text:span text:style-name="T88">Voir le nom de l’icon voulue et le mettre dans la ligne précédente à la place de « list » dans « fas fa-list »</text:span></text:span></text:p>
      <text:p text:style-name="P110"><text:span text:style-name="Source_20_Text"><text:span text:style-name="T89">⇒ Si on recharge notre page .../admin de notre application, nous avons une erreur car il faut mettre en place les CrudController</text:span></text:span></text:p>
      <text:p text:style-name="P110"><text:span text:style-name="Source_20_Text"><text:span text:style-name="T89"/></text:span></text:p>
      <text:p text:style-name="P110"><text:span text:style-name="Source_20_Text"><text:span text:style-name="T54"/></text:span></text:p>
      <text:p text:style-name="P110"><text:span text:style-name="Source_20_Text"><text:span text:style-name="T54">Mise en place WYSIWYG</text:span></text:span><text:span text:style-name="Source_20_Text"><text:span text:style-name="T89"> → What You See Is What You Get</text:span></text:span></text:p>
      <text:p text:style-name="P110"><text:span text:style-name="Source_20_Text"><text:span text:style-name="T89"/></text:span></text:p>
      <text:p text:style-name="P110"><text:span text:style-name="Source_20_Text"><text:span text:style-name="T89">Installer CKEditor Bundle :</text:span></text:span></text:p>
      <text:p text:style-name="P110"><text:span text:style-name="Source_20_Text"><text:span text:style-name="T89">(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89">)</text:span></text:span></text:p>
      <text:p text:style-name="P110"><text:span text:style-name="Source_20_Text"><text:span text:style-name="T89"/></text:span></text:p>
      <text:p text:style-name="P110"><text:span text:style-name="Source_20_Text"><text:span text:style-name="T89">$ </text:span></text:span><text:span text:style-name="Source_20_Text"><text:span text:style-name="T167">composer require friendsofsymfony/ckeditor-bundle</text:span></text:span></text:p>
      <text:p text:style-name="P110"><text:span text:style-name="Source_20_Text"><text:span text:style-name="T89">+</text:span></text:span></text:p>
      <text:p text:style-name="P110"><text:span text:style-name="Source_20_Text"><text:span text:style-name="T89">y (pour installer la recette)</text:span></text:span></text:p>
      <text:p text:style-name="P110"><text:span text:style-name="Source_20_Text"><text:span text:style-name="T89">+</text:span></text:span></text:p>
      <text:p text:style-name="P109"><text:span text:style-name="Source_20_Text"><text:span text:style-name="T167">$ php bin/console ckeditor:install</text:span></text:span></text:p>
      <text:p text:style-name="P110"><text:span text:style-name="Source_20_Text"><text:span text:style-name="T89">+</text:span></text:span></text:p>
      <text:p text:style-name="P110"><text:soft-page-break/><text:span text:style-name="Source_20_Text"><text:span text:style-name="T89">drop</text:span></text:span></text:p>
      <text:p text:style-name="P110"><text:span text:style-name="Source_20_Text"><text:span text:style-name="T89">+</text:span></text:span></text:p>
      <text:p text:style-name="P109"><text:span text:style-name="Source_20_Text"><text:span text:style-name="T167">$ php bin/console assets:install public</text:span></text:span></text:p>
      <text:p text:style-name="P110"><text:span text:style-name="Source_20_Text"><text:span text:style-name="T89">(pour installer le Assets)</text:span></text:span></text:p>
      <text:p text:style-name="P110"><text:span text:style-name="Source_20_Text"><text:span text:style-name="T89">+</text:span></text:span></text:p>
      <text:p text:style-name="P110"><text:span text:style-name="Source_20_Text"><text:span text:style-name="T89">Dans le fichier /packages/fos_ckeditor.yaml :</text:span></text:span></text:p>
      <text:p text:style-name="P110"><text:span text:style-name="Source_20_Text"><text:span text:style-name="T89">Copier celui du projet SymRecipe pour la configuration</text:span></text:span></text:p>
      <text:p text:style-name="P110"><text:span text:style-name="Source_20_Text"><text:span text:style-name="T89"/></text:span></text:p>
      <text:p text:style-name="P110"><text:span text:style-name="Source_20_Text"><text:span text:style-name="T89"/></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3"/></text:span></text:p>
      <text:p text:style-name="P138"><text:span text:style-name="Source_20_Text"><text:span text:style-name="T90">php bin/console make:admin:crud</text:span></text:span></text:p>
      <text:p text:style-name="P138"><text:span text:style-name="Source_20_Text"><text:span text:style-name="T90">+</text:span></text:span></text:p>
      <text:p text:style-name="P138"><text:span text:style-name="Source_20_Text"><text:span text:style-name="T90">Choisir l’entité (exemple pour SymRecipe : 4 pour l’entité User)</text:span></text:span></text:p>
      <text:p text:style-name="P138"><text:span text:style-name="Source_20_Text"><text:span text:style-name="T90">+</text:span></text:span></text:p>
      <text:p text:style-name="P138"><text:span text:style-name="Source_20_Text"><text:span text:style-name="T90">Choisir le chemin de création du Controller (si OK, Entrée)</text:span></text:span></text:p>
      <text:p text:style-name="P138"><text:span text:style-name="Source_20_Text"><text:span text:style-name="T90">+</text:span></text:span></text:p>
      <text:p text:style-name="P138"><text:span text:style-name="Source_20_Text"><text:span text:style-name="T90">Choisir le NameSpace du Controller (si OK, Entrée)</text:span></text:span></text:p>
      <text:p text:style-name="P138"><text:span text:style-name="Source_20_Text"><text:span text:style-name="T90">+</text:span></text:span></text:p>
      <text:p text:style-name="P138"><text:span text:style-name="Source_20_Text"><text:span text:style-name="T90">Le fichier NomCrudController est créé (ex : UserCrudController)</text:span></text:span></text:p>
      <text:p text:style-name="P138"><text:span text:style-name="Source_20_Text"><text:span text:style-name="T90">+</text:span></text:span></text:p>
      <text:p text:style-name="P138"><text:span text:style-name="Source_20_Text"><text:span text:style-name="T90">Voir le projet SymRecipe pour la modification du fichiers</text:span></text:span></text:p>
      <text:p text:style-name="P138"><text:span text:style-name="Source_20_Text"><text:span text:style-name="T90"/></text:span></text:p>
      <text:p text:style-name="P138"><text:span text:style-name="Source_20_Text"><text:span text:style-name="T90"/></text:span></text:p>
      <text:p text:style-name="P138"><text:span text:style-name="Source_20_Text"><text:span text:style-name="T90"/></text:span></text:p>
      <text:p text:style-name="P178"><text:span text:style-name="Source_20_Text"><text:span text:style-name="T18">I</text:span></text:span><text:span text:style-name="Source_20_Text"><text:span text:style-name="T18">nstaller le test pack Sym</text:span></text:span><text:span text:style-name="Source_20_Text"><text:span text:style-name="T18">fony</text:span></text:span><text:span text:style-name="Source_20_Text"><text:span text:style-name="T12"> :</text:span></text:span></text:p>
      <text:p text:style-name="P178"><text:span text:style-name="Source_20_Text"><text:span text:style-name="T12"/></text:span></text:p>
      <text:p text:style-name="P138"><text:span text:style-name="Source_20_Text"><text:span text:style-name="T90">composer require --</text:span></text:span><text:span text:style-name="Source_20_Text"><text:span text:style-name="T91">dev </text:span></text:span><text:span text:style-name="Source_20_Text"><text:span text:style-name="T90">symfony/test-pack</text:span></text:span></text:p>
      <text:p text:style-name="P138"><text:span text:style-name="Source_20_Text"><text:span text:style-name="T90"/></text:span></text:p>
      <text:p text:style-name="P179"><text:span text:style-name="Source_20_Text"><text:span text:style-name="T19">Pour lancer les tes</text:span></text:span><text:span text:style-name="Source_20_Text"><text:span text:style-name="T19">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79"><text:span text:style-name="Source_20_Text"><text:span text:style-name="T92"/></text:span></text:p>
      <text:p text:style-name="P179"><text:span text:style-name="Source_20_Text"><text:span text:style-name="T92">Lancer la methode : $ php bin/phpunit</text:span></text:span></text:p>
      <text:p text:style-name="P179"><text:span text:style-name="Source_20_Text"><text:span text:style-name="T92"/></text:span></text:p>
      <text:p text:style-name="P180"><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79"><text:span text:style-name="Source_20_Text"><text:span text:style-name="T92"/></text:span></text:p>
      <text:p text:style-name="P164"><text:span text:style-name="Source_20_Text"><text:span text:style-name="T93">$ php bin/console make:test</text:span></text:span></text:p>
      <text:p text:style-name="P165"><text:span text:style-name="Source_20_Text"><text:span text:style-name="T94">+</text:span></text:span></text:p>
      <text:p text:style-name="P165"><text:span text:style-name="Source_20_Text"><text:span text:style-name="T94">Choisir un type de TEST </text:span></text:span></text:p>
      <text:p text:style-name="P171"><text:span text:style-name="Source_20_Text"><text:span text:style-name="T94">(TestCase / KernelTestCase → Test Unitaire)</text:span></text:span></text:p>
      <text:p text:style-name="P167"><text:span text:style-name="Source_20_Text"><text:span text:style-name="T96">(WebTestCase → Test Fonctionnel)</text:span></text:span></text:p>
      <text:p text:style-name="P165"><text:span text:style-name="Source_20_Text"><text:span text:style-name="T94">+</text:span></text:span></text:p>
      <text:p text:style-name="P165"><text:span text:style-name="Source_20_Text"><text:span text:style-name="T94">Nom du test (avec la route, si nécessaire), </text:span></text:span><text:span text:style-name="Source_20_Text"><text:span text:style-name="T95">par exemple :</text:span></text:span></text:p>
      <text:p text:style-name="P165"><text:span text:style-name="Source_20_Text"><text:span text:style-name="T94">\App\Tests\Unit\BasicTest</text:span></text:span></text:p>
      <text:p text:style-name="P167"><text:span text:style-name="Source_20_Text"><text:span text:style-name="T96">ou</text:span></text:span></text:p>
      <text:p text:style-name="P165"><text:span text:style-name="Source_20_Text"><text:span text:style-name="T96">\</text:span></text:span><text:span text:style-name="Source_20_Text"><text:span text:style-name="T94">App\Tests\Functional\BasicTest</text:span></text:span></text:p>
      <text:p text:style-name="P166"><text:span text:style-name="Source_20_Text"><text:span text:style-name="T95">+</text:span></text:span></text:p>
      <text:p text:style-name="P166"><text:span text:style-name="Source_20_Text"><text:span text:style-name="T95">Le fichier BasicTest est créé</text:span></text:span></text:p>
      <text:p text:style-name="P110"><text:span text:style-name="Source_20_Text"><text:span text:style-name="T96"/></text:span></text:p>
      <text:p text:style-name="P110"><text:soft-page-break/><text:span text:style-name="Source_20_Text"><text:span text:style-name="T96"/></text:span></text:p>
      <text:p text:style-name="P110"><text:span text:style-name="Source_20_Text"><text:span text:style-name="T96"/></text:span></text:p>
      <text:p text:style-name="P110"><text:span text:style-name="Source_20_Text"><text:span text:style-name="T96"/></text:span></text:p>
      <text:p text:style-name="P172"><text:span text:style-name="Source_20_Text"><text:span text:style-name="T96">/!\ !!!!!!!!!!!!!!!!!!!!!!!!!!!!!!!!!!!!!!!!!!!!!!!!!!!!!!!!!!!!!!!!!!!!!!!!!!!!!!!!!!!!!!!!!!!!!!</text:span></text:span></text:p>
      <text:p text:style-name="P172"><text:span text:style-name="Source_20_Text"><text:span text:style-name="T96">Créer un fichier .env.test.local et copier dedans le contenu de .env.dev.local </text:span></text:span><text:span text:style-name="Source_20_Text"><text:span text:style-name="T97">+ Ajouter la ligne : </text:span></text:span><text:span text:style-name="Source_20_Text"><text:span text:style-name="T138">RECAPTCHA3_ENABLED</text:span></text:span><text:span text:style-name="Source_20_Text"><text:span text:style-name="T123">=</text:span></text:span><text:span text:style-name="Source_20_Text"><text:span text:style-name="T160">0</text:span></text:span></text:p>
      <text:p text:style-name="P172"><text:span text:style-name="Source_20_Text"><text:span text:style-name="T97">+ </text:span></text:span><text:span text:style-name="Source_20_Text"><text:span text:style-name="T101">Dans config/packages/karser_recaptcha3.yaml :</text:span></text:span></text:p>
      <text:p text:style-name="P172"><text:span text:style-name="Source_20_Text"><text:span text:style-name="T101">passer la ligne « enabled : false » (seulement pour les tests, remettre true une fois les tests finis)</text:span></text:span></text:p>
      <text:p text:style-name="P172"><text:span text:style-name="Source_20_Text"><text:span text:style-name="T96">/!\ !!!!!!!!!!!!!!!!!!!!!!!!!!!!!!!!!!!!!!!!!!!!!!!!!!!!!!!!!!!!!!!!!!!!!!!!!!!!!!!!!!!!!!!!!!!!!!</text:span></text:span></text:p>
      <text:p text:style-name="P168"><text:span text:style-name="Source_20_Text"><text:span text:style-name="T96"/></text:span></text:p>
      <text:p text:style-name="P169"><text:span text:style-name="Source_20_Text"><text:span text:style-name="T98">+</text:span></text:span></text:p>
      <text:p text:style-name="P169"><text:span text:style-name="Source_20_Text"><text:span text:style-name="T98">Ensuite il faut créer une nouvelle BDD :</text:span></text:span></text:p>
      <text:p text:style-name="P169"><text:span text:style-name="Source_20_Text"><text:span text:style-name="T98">php bin/console doctrine:database:create --env=test</text:span></text:span></text:p>
      <text:p text:style-name="P169"><text:span text:style-name="Source_20_Text"><text:span text:style-name="T98"/></text:span></text:p>
      <text:p text:style-name="P169"><text:span text:style-name="Source_20_Text"><text:span text:style-name="T98">→ La BDD symrecipe_test est créée</text:span></text:span></text:p>
      <text:p text:style-name="P169"><text:span text:style-name="Source_20_Text"><text:span text:style-name="T98"/></text:span></text:p>
      <text:p text:style-name="P170"><text:span text:style-name="Source_20_Text"><text:span text:style-name="T99">On peut également ajouter au fichier composer.json :</text:span></text:span></text:p>
      <text:p text:style-name="P170"><text:span text:style-name="Source_20_Text"><text:span text:style-name="T99"/></text:span></text:p>
      <text:p text:style-name="P170"><text:span text:style-name="Source_20_Text"><text:span text:style-name="T139">"fixtures_test"</text:span></text:span><text:span text:style-name="Source_20_Text"><text:span text:style-name="T124">: [</text:span></text:span></text:p>
      <text:p text:style-name="P139"><text:span text:style-name="T277">"php bin/console doctrine:database:drop --force --env=test"</text:span>,</text:p>
      <text:p text:style-name="P139"><text:span text:style-name="T277">"php bin/console doctrine:database:create --env=test"</text:span>,</text:p>
      <text:p text:style-name="P139"><text:span text:style-name="T277">"php bin/console doctrine:schema:update --force --complete –env=test",</text:span></text:p>
      <text:p text:style-name="P154">"php bin/console doctrine:fixtures:load --append --env=test"</text:p>
      <text:p text:style-name="P139">]</text:p>
      <text:p text:style-name="P170"><text:span text:style-name="Source_20_Text"><text:span text:style-name="T99"/></text:span></text:p>
      <text:p text:style-name="P170"><text:span text:style-name="Source_20_Text"><text:span text:style-name="T99">Pour pouvoir </text:span></text:span><text:span text:style-name="Source_20_Text"><text:span text:style-name="T100">créer </text:span></text:span><text:span text:style-name="Source_20_Text"><text:span text:style-name="T99">la BDD symrecipe_test </text:span></text:span><text:span text:style-name="Source_20_Text"><text:span text:style-name="T100">et ses tables (sans les remplir) </text:span></text:span><text:span text:style-name="Source_20_Text"><text:span text:style-name="T99">avec la commande :</text:span></text:span></text:p>
      <text:p text:style-name="P170"><text:span text:style-name="Source_20_Text"><text:span text:style-name="T99">composer fixtures_test</text:span></text:span></text:p>
      <text:p text:style-name="P170"><text:span text:style-name="Source_20_Text"><text:span text:style-name="T99"/></text:span></text:p>
      <text:p text:style-name="P170"><text:span text:style-name="Source_20_Text"><text:span text:style-name="T99"/></text:span></text:p>
      <text:p text:style-name="P181"><text:span text:style-name="Source_20_Text"><text:span text:style-name="T12">POUR CREER ET EXECUTER UN MAKEFIL</text:span></text:span><text:span text:style-name="Source_20_Text"><text:span text:style-name="T22">E</text:span></text:span><text:span text:style-name="Source_20_Text"><text:span text:style-name="T12"> :</text:span></text:span></text:p>
      <text:p text:style-name="P181"><text:span text:style-name="Source_20_Text"><text:span text:style-name="T12"/></text:span></text:p>
      <text:p text:style-name="P181"><text:span text:style-name="Source_20_Text"><text:span text:style-name="T103">Installer la commande make : sudo apt install make</text:span></text:span></text:p>
      <text:p text:style-name="P181"><text:span text:style-name="Source_20_Text"><text:span text:style-name="T103">+</text:span></text:span></text:p>
      <text:p text:style-name="P181"><text:span text:style-name="Source_20_Text"><text:span text:style-name="T103">mdp</text:span></text:span></text:p>
      <text:p text:style-name="P181"><text:span text:style-name="Source_20_Text"><text:span text:style-name="T103">+</text:span></text:span></text:p>
      <text:p text:style-name="P181"><text:span text:style-name="Source_20_Text"><text:span text:style-name="T103">Créer un fichier Makefile à la racine du dossier (voir SymRecipe)</text:span></text:span></text:p>
      <text:p text:style-name="P181"><text:span text:style-name="Source_20_Text"><text:span text:style-name="T103">+</text:span></text:span></text:p>
      <text:p text:style-name="P181"><text:span text:style-name="Source_20_Text"><text:span text:style-name="T103">Écrire les lignes de commande /!\ Attention aux tabulation devant les lignes de commande</text:span></text:span></text:p>
      <text:p text:style-name="P181"><text:span text:style-name="Source_20_Text"><text:span text:style-name="T103">+</text:span></text:span></text:p>
      <text:p text:style-name="P181"><text:span text:style-name="Source_20_Text"><text:span text:style-name="T103">pour lancer le fichier, entrer dans le terminal : make nomDuFichier (ex : make tests)</text:span></text:span></text:p>
      <text:p text:style-name="P123"><text:span text:style-name="Source_20_Text"><text:span text:style-name="T8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05T11:14:44.300226901</dc:date>
    <meta:editing-duration>P36DT17H47M13S</meta:editing-duration>
    <meta:editing-cycles>125</meta:editing-cycles>
    <meta:generator>LibreOffice/7.4.4.2$Linux_X86_64 LibreOffice_project/40$Build-2</meta:generator>
    <meta:document-statistic meta:table-count="0" meta:image-count="0" meta:object-count="0" meta:page-count="20" meta:paragraph-count="487" meta:word-count="3352" meta:character-count="22734" meta:non-whitespace-character-count="19774"/>
  </office:meta>
</office:document-meta>
</file>